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2.612cm"/>
    </style:style>
    <style:style style:name="co8" style:family="table-column">
      <style:table-column-properties fo:break-before="auto" style:column-width="2.801cm"/>
    </style:style>
    <style:style style:name="co9" style:family="table-column">
      <style:table-column-properties fo:break-before="auto" style:column-width="2.168cm"/>
    </style:style>
    <style:style style:name="co10" style:family="table-column">
      <style:table-column-properties fo:break-before="auto" style:column-width="4.023cm"/>
    </style:style>
    <style:style style:name="co11" style:family="table-column">
      <style:table-column-properties fo:break-before="auto" style:column-width="3.829cm"/>
    </style:style>
    <style:style style:name="co12" style:family="table-column">
      <style:table-column-properties fo:break-before="auto" style:column-width="1.71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6000" number:language="en" number:country="US">
      <number:number number:min-integer-digits="1"/>
    </number:number-style>
    <number:percentage-style style:name="N16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6000"/>
    <style:style style:name="ce2" style:family="table-cell" style:parent-style-name="Default" style:data-style-name="N16000">
      <style:text-properties fo:font-weight="bold" style:font-weight-asian="bold" style:font-weight-complex="bold"/>
    </style:style>
    <style:style style:name="ce3" style:family="table-cell" style:parent-style-name="Default" style:data-style-name="N16000"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6000"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6000">
      <style:table-cell-properties fo:wrap-option="wrap"/>
      <style:text-properties style:text-outline="false" style:text-line-through-style="none" fo:language="it" fo:country="IT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6000">
      <style:table-cell-properties fo:wrap-option="wrap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6011">
      <style:table-cell-properties fo:wrap-option="wrap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60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9" style:family="table-cell" style:parent-style-name="Default" style:data-style-name="N16000">
      <style:text-properties style:text-outline="false" style:text-line-through-style="none" fo:language="it" fo:country="IT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6000">
      <style:table-cell-properties fo:wrap-option="wrap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6011">
      <style:table-cell-properties fo:wrap-option="wrap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46"/>
    <style:style style:name="ce13" style:family="table-cell" style:parent-style-name="Default" style:data-style-name="N146">
      <style:text-properties fo:font-weight="bold" style:font-weight-asian="bold" style:font-weight-complex="bold"/>
    </style:style>
    <style:style style:name="ce14" style:family="table-cell" style:parent-style-name="Default" style:data-style-name="N16116"/>
    <style:style style:name="ce15" style:family="table-cell" style:parent-style-name="Default" style:data-style-name="N146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6" style:family="table-cell" style:parent-style-name="Default" style:data-style-name="N145"/>
    <style:style style:name="ce17" style:family="table-cell" style:parent-style-name="Default" style:data-style-name="N145">
      <style:text-properties fo:font-weight="bold" style:font-weight-asian="bold" style:font-weight-complex="bold"/>
    </style:style>
    <style:style style:name="ce18" style:family="table-cell" style:parent-style-name="Default" style:data-style-name="N16117"/>
    <style:style style:name="ce19" style:family="table-cell" style:parent-style-name="Default" style:data-style-name="N1600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6117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4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22" style:family="table-cell" style:parent-style-name="Default" style:data-style-name="N16118"/>
    <style:style style:name="ce23" style:family="table-cell" style:parent-style-name="Default" style:data-style-name="N16118">
      <style:text-properties fo:font-weight="bold" style:font-weight-asian="bold" style:font-weight-complex="bold"/>
    </style:style>
    <style:style style:name="ce24" style:family="table-cell" style:parent-style-name="Default" style:data-style-name="N16118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25" style:family="table-cell" style:parent-style-name="Default" style:data-style-name="N16116">
      <style:text-properties fo:font-weight="bold" style:font-weight-asian="bold" style:font-weight-complex="bold"/>
    </style:style>
    <style:style style:name="ce26" style:family="table-cell" style:parent-style-name="Default" style:data-style-name="N16117">
      <style:text-properties fo:font-weight="bold" style:font-weight-asian="bold" style:font-weight-complex="bold"/>
    </style:style>
    <style:style style:name="ce27" style:family="table-cell" style:parent-style-name="Default" style:data-style-name="N1611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28" style:family="table-cell" style:parent-style-name="Default" style:data-style-name="N16116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table table:name="KNN" table:style-name="ta1" table:print="false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8" table:number-rows-spanned="1">
            <text:p>Best accuracy: 92.21% +/- 1.64% (micro average: 92.21%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5" table:number-columns-repeated="5"/>
          <table:table-cell table:number-columns-repeated="1017"/>
        </table:table-row>
        <table:table-row table:style-name="ro2">
          <table:table-cell/>
          <table:table-cell table:style-name="ce4"/>
          <table:table-cell table:style-name="ce5" office:value-type="string">
            <text:p>true 1</text:p>
          </table:table-cell>
          <table:table-cell table:style-name="ce5" office:value-type="string">
            <text:p>true 2</text:p>
          </table:table-cell>
          <table:table-cell table:style-name="ce5" office:value-type="string">
            <text:p>true 3</text:p>
          </table:table-cell>
          <table:table-cell table:style-name="ce5" office:value-type="string">
            <text:p>true 4</text:p>
          </table:table-cell>
          <table:table-cell table:style-name="ce5" office:value-type="string">
            <text:p>class precision</text:p>
          </table:table-cell>
          <table:table-cell table:number-columns-repeated="2"/>
          <table:table-cell table:style-name="ce2" office:value-type="string" table:number-columns-spanned="4" table:number-rows-spanned="1">
            <text:p>Optimizer</text:p>
          </table:table-cell>
          <table:covered-table-cell table:number-columns-repeated="2" table:style-name="ce2"/>
          <table:covered-table-cell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1</text:p>
          </table:table-cell>
          <table:table-cell table:style-name="ce6" office:value-type="float" office:value="340">
            <text:p>34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9214">
            <text:p>92.14%</text:p>
          </table:table-cell>
          <table:table-cell table:number-columns-repeated="2"/>
          <table:table-cell table:style-name="ce2" office:value-type="string">
            <text:p>K</text:p>
          </table:table-cell>
          <table:table-cell table:style-name="ce2" office:value-type="string">
            <text:p>Distance</text:p>
          </table:table-cell>
          <table:table-cell table:style-name="ce2" office:value-type="string">
            <text:p>Accuracy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>
            <text:p>pred. 2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66">
            <text:p>36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9242">
            <text:p>92.42%</text:p>
          </table:table-cell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22135324090532">
            <text:p>0.9221353241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83">
            <text:p>283</text:p>
          </table:table-cell>
          <table:table-cell table:style-name="ce6" office:value-type="float" office:value="14">
            <text:p>14</text:p>
          </table:table-cell>
          <table:table-cell table:style-name="ce7" office:value-type="percentage" office:value="0.9248">
            <text:p>92.48%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17319587628866">
            <text:p>0.9173195876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349">
            <text:p>349</text:p>
          </table:table-cell>
          <table:table-cell table:style-name="ce7" office:value-type="percentage" office:value="0.9184">
            <text:p>91.84%</text:p>
          </table:table-cell>
          <table:table-cell table:number-columns-repeated="2"/>
          <table:table-cell table:style-name="ce8" office:value-type="float" office:value="3">
            <text:p>3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17314847730774">
            <text:p>0.9173148477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5" office:value-type="string">
            <text:p>class recall</text:p>
          </table:table-cell>
          <table:table-cell table:style-name="ce7" office:value-type="percentage" office:value="0.9189">
            <text:p>91.89%</text:p>
          </table:table-cell>
          <table:table-cell table:style-name="ce7" office:value-type="percentage" office:value="0.9015">
            <text:p>90.15%</text:p>
          </table:table-cell>
          <table:table-cell table:style-name="ce7" office:value-type="percentage" office:value="0.9129">
            <text:p>91.29%</text:p>
          </table:table-cell>
          <table:table-cell table:style-name="ce7" office:value-type="percentage" office:value="0.9562">
            <text:p>95.62%</text:p>
          </table:table-cell>
          <table:table-cell table:style-name="ce4"/>
          <table:table-cell table:number-columns-repeated="2"/>
          <table:table-cell table:style-name="ce8" office:value-type="float" office:value="5">
            <text:p>5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17314847730774">
            <text:p>0.917314847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8">
            <text:p>8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14553857092072">
            <text:p>0.9145538571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7">
            <text:p>7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13176916696291">
            <text:p>0.913176916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0">
            <text:p>10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11795236402417">
            <text:p>0.9117952364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">
            <text:p>9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09036615712762">
            <text:p>0.909036615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">
            <text:p>12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09034245763716">
            <text:p>0.9090342458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1">
            <text:p>11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0765967531698">
            <text:p>0.907659675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4">
            <text:p>14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07650195520796">
            <text:p>0.907650195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6">
            <text:p>16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06273255125015">
            <text:p>0.9062732551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">
            <text:p>15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05588339850693">
            <text:p>0.9055883399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7">
            <text:p>17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04896314729233">
            <text:p>0.904896314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3">
            <text:p>13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04211399454912">
            <text:p>0.904211399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">
            <text:p>18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00760753643797">
            <text:p>0.900760753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0">
            <text:p>20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00758383694751">
            <text:p>0.900758383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9">
            <text:p>19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900071098471383">
            <text:p>0.900071098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">
            <text:p>21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96622822609314">
            <text:p>0.896622822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4">
            <text:p>4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95937907334992">
            <text:p>0.895937907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2">
            <text:p>22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95935537385946">
            <text:p>0.8959355374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3">
            <text:p>23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93176916696291">
            <text:p>0.893176916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">
            <text:p>24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9179997630051">
            <text:p>0.891799976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">
            <text:p>3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91124540822372">
            <text:p>0.8911245408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">
            <text:p>6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90437255599005">
            <text:p>0.890437255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89065055101315">
            <text:p>0.8890650551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8">
            <text:p>8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89057945254177">
            <text:p>0.889057945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5">
            <text:p>5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88365920132717">
            <text:p>0.8883659201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5">
            <text:p>25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87662045266027">
            <text:p>0.887662045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">
            <text:p>27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84908164474464">
            <text:p>0.884908164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6">
            <text:p>26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84905794525418">
            <text:p>0.884905794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7">
            <text:p>7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82853418651499">
            <text:p>0.882853418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">
            <text:p>9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82853418651499">
            <text:p>0.882853418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8">
            <text:p>28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82839198957223">
            <text:p>0.882839199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0">
            <text:p>10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82163763479085">
            <text:p>0.882163763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">
            <text:p>2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80094797961844">
            <text:p>0.880094798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1">
            <text:p>11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80092428012798">
            <text:p>0.880092428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">
            <text:p>30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79398032942292">
            <text:p>0.8793980329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9">
            <text:p>29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79395662993245">
            <text:p>0.87939566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78706007820832">
            <text:p>0.8787060078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6">
            <text:p>16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7802109254651">
            <text:p>0.878021092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3">
            <text:p>13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78018722597464">
            <text:p>0.878018722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">
            <text:p>15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78018722597464">
            <text:p>0.878018722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2">
            <text:p>32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78016352648418">
            <text:p>0.878016352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">
            <text:p>12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77333807323143">
            <text:p>0.877333807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4">
            <text:p>14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75952127029269">
            <text:p>0.87595212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7">
            <text:p>17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75952127029269">
            <text:p>0.87595212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3">
            <text:p>33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75257731958763">
            <text:p>0.87525773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">
            <text:p>18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7319587628866">
            <text:p>0.873195876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4">
            <text:p>34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71809456096694">
            <text:p>0.8718094561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5">
            <text:p>35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70425405853774">
            <text:p>0.8704254059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7">
            <text:p>37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69050835407039">
            <text:p>0.8690508354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6">
            <text:p>36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68358810285579">
            <text:p>0.868358810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9">
            <text:p>19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66988979736936">
            <text:p>0.866988979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2">
            <text:p>22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66301694513568">
            <text:p>0.866301694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8">
            <text:p>38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66289844768338">
            <text:p>0.8662898448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9">
            <text:p>39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66289844768338">
            <text:p>0.8662898448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">
            <text:p>21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65612039341154">
            <text:p>0.865612039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4">
            <text:p>4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64249318639649">
            <text:p>0.864249318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0">
            <text:p>20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63545443772959">
            <text:p>0.8635454438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62874748192914">
            <text:p>0.862874748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40">
            <text:p>40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62154283682901">
            <text:p>0.862154283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41">
            <text:p>41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61462258561441">
            <text:p>0.861462258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3">
            <text:p>23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60784453134258">
            <text:p>0.8607844531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">
            <text:p>24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60782083185212">
            <text:p>0.860782083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5">
            <text:p>25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59407512738476">
            <text:p>0.859407512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8">
            <text:p>28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58722597464154">
            <text:p>0.858722597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6">
            <text:p>26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58717857566062">
            <text:p>0.858717857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43">
            <text:p>43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58703637871786">
            <text:p>0.8587036379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44">
            <text:p>44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58018722597464">
            <text:p>0.858018722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">
            <text:p>27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57345657068373">
            <text:p>0.8573456571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42">
            <text:p>42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5732906742505">
            <text:p>0.8573290674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5">
            <text:p>5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56658371845005">
            <text:p>0.8566583718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45">
            <text:p>45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5663704230359">
            <text:p>0.856637042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">
            <text:p>3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55997156061145">
            <text:p>0.8559971561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46">
            <text:p>46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53883161512028">
            <text:p>0.853883161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9">
            <text:p>29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53214835881028">
            <text:p>0.8532148359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">
            <text:p>30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53212465931983">
            <text:p>0.8532124659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47">
            <text:p>47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53191136390568">
            <text:p>0.8531911364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">
            <text:p>6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51845005332385">
            <text:p>0.851845005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5045858514042">
            <text:p>0.8504585851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">
            <text:p>2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4977840976419">
            <text:p>0.8497784098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3">
            <text:p>33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49768929968006">
            <text:p>0.8497689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2">
            <text:p>32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49076904846546">
            <text:p>0.8490769048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49">
            <text:p>49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9057945254177">
            <text:p>0.849057945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48">
            <text:p>48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8368290081763">
            <text:p>0.8483682901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5">
            <text:p>35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47697594501718">
            <text:p>0.847697594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4">
            <text:p>34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47007939329304">
            <text:p>0.847007939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51">
            <text:p>51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6304064462614">
            <text:p>0.846304064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0">
            <text:p>50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56144092902">
            <text:p>0.845614409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36">
            <text:p>36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44936603863017">
            <text:p>0.844936603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3">
            <text:p>53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4927124066833">
            <text:p>0.844927124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2">
            <text:p>52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4924754117786">
            <text:p>0.844924754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37">
            <text:p>37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42872378243868">
            <text:p>0.842872378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5">
            <text:p>55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2862898447683">
            <text:p>0.842862898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6">
            <text:p>56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2862898447683">
            <text:p>0.842862898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4">
            <text:p>54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2860528498637">
            <text:p>0.842860528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2180353122408">
            <text:p>0.842180353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0">
            <text:p>60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2177983173362">
            <text:p>0.842177983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8">
            <text:p>58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2175613224316">
            <text:p>0.842175613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9">
            <text:p>59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1488328000948">
            <text:p>0.84148832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7">
            <text:p>57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1485958051902">
            <text:p>0.841485958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">
            <text:p>7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40810522573765">
            <text:p>0.840810522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6">
            <text:p>66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0808152624719">
            <text:p>0.840808152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7">
            <text:p>67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0808152624719">
            <text:p>0.840808152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8">
            <text:p>68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0805782675673">
            <text:p>0.840805782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9">
            <text:p>69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0805782675673">
            <text:p>0.840805782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0">
            <text:p>70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0805782675673">
            <text:p>0.840805782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2">
            <text:p>62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0803412726626">
            <text:p>0.840803412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5">
            <text:p>65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40118497452305">
            <text:p>0.840118497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38">
            <text:p>38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40111387605167">
            <text:p>0.840111387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3">
            <text:p>63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9428842279891">
            <text:p>0.83942884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4">
            <text:p>64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9428842279891">
            <text:p>0.83942884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1">
            <text:p>71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9426472330845">
            <text:p>0.83942647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2">
            <text:p>72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9426472330845">
            <text:p>0.83942647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3">
            <text:p>73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9426472330845">
            <text:p>0.83942647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5">
            <text:p>75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9426472330845">
            <text:p>0.83942647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39">
            <text:p>39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39421732432753">
            <text:p>0.839421732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4">
            <text:p>74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8736817158431">
            <text:p>0.838736817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">
            <text:p>8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38059011731248">
            <text:p>0.838059011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10">
            <text:p>10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38054271833155">
            <text:p>0.838054271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6">
            <text:p>76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8047161986017">
            <text:p>0.83804716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7">
            <text:p>77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7357506813604">
            <text:p>0.837357506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9">
            <text:p>79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7357506813604">
            <text:p>0.837357506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0">
            <text:p>80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7357506813604">
            <text:p>0.837357506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1">
            <text:p>81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7357506813603">
            <text:p>0.837357506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1">
            <text:p>41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37355136864558">
            <text:p>0.837355136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8">
            <text:p>78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666785164119">
            <text:p>0.836667851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0">
            <text:p>40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36663111743098">
            <text:p>0.836663111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3">
            <text:p>83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5978196468776">
            <text:p>0.835978196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2">
            <text:p>42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3597582651973">
            <text:p>0.835975826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2">
            <text:p>82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5288541296362">
            <text:p>0.835288541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4">
            <text:p>84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4601256072994">
            <text:p>0.834601256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5">
            <text:p>85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4598886123948">
            <text:p>0.834598886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6">
            <text:p>86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4598886123948">
            <text:p>0.834598886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8">
            <text:p>88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4598886123948">
            <text:p>0.834598886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">
            <text:p>9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33925820594857">
            <text:p>0.833925820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33918710747719">
            <text:p>0.833918710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12">
            <text:p>12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33916340798673">
            <text:p>0.833916340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13">
            <text:p>13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33909230951535">
            <text:p>0.83390923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3">
            <text:p>43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33906861002488">
            <text:p>0.83390686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4">
            <text:p>44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33219575779121">
            <text:p>0.833219575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11">
            <text:p>11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32537030453845">
            <text:p>0.832537030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9">
            <text:p>89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2534660504799">
            <text:p>0.832534660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7">
            <text:p>87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2529920606707">
            <text:p>0.832529920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5">
            <text:p>45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31842635383339">
            <text:p>0.831842635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3">
            <text:p>93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1157720109018">
            <text:p>0.831157720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1155350159972">
            <text:p>0.831155350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14">
            <text:p>14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31148240312833">
            <text:p>0.831148240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4">
            <text:p>94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0468064936604">
            <text:p>0.830468064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2">
            <text:p>92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30465694987558">
            <text:p>0.83046569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6">
            <text:p>46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977840976419">
            <text:p>0.829778409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5">
            <text:p>95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2977840976419">
            <text:p>0.829778409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0">
            <text:p>90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29776039815144">
            <text:p>0.829776039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2">
            <text:p>2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29112454082237">
            <text:p>0.829112454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7">
            <text:p>97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29091124540823">
            <text:p>0.829091124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8">
            <text:p>98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29091124540823">
            <text:p>0.829091124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0">
            <text:p>50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9091124540822">
            <text:p>0.829091124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100">
            <text:p>100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29088754591776">
            <text:p>0.829088754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9">
            <text:p>49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9088754591776">
            <text:p>0.829088754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7">
            <text:p>47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8401469368409">
            <text:p>0.828401469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9">
            <text:p>99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28401469368409">
            <text:p>0.828401469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8">
            <text:p>48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8399099419362">
            <text:p>0.828399099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1">
            <text:p>51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8399099419362">
            <text:p>0.828399099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6">
            <text:p>96</text:p>
          </table:table-cell>
          <table:table-cell table:style-name="ce8" office:value-type="string">
            <text:p>ManhattanDistance</text:p>
          </table:table-cell>
          <table:table-cell table:style-name="ce8" office:value-type="float" office:value="0.827711814195995">
            <text:p>0.827711814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3">
            <text:p>53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7022159023581">
            <text:p>0.82702215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7">
            <text:p>57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6334873800213">
            <text:p>0.826334873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2">
            <text:p>52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6330133902121">
            <text:p>0.826330133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8">
            <text:p>58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56452186278">
            <text:p>0.825645218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15">
            <text:p>15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25642848678753">
            <text:p>0.825642848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16">
            <text:p>16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25638108780661">
            <text:p>0.825638108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5">
            <text:p>55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4955563455386">
            <text:p>0.824955563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9">
            <text:p>59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4265908282972">
            <text:p>0.824265908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4">
            <text:p>54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3576253110558">
            <text:p>0.823576253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6">
            <text:p>56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3576253110558">
            <text:p>0.823576253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0">
            <text:p>60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3576253110558">
            <text:p>0.823576253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2886597938144">
            <text:p>0.822886597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17">
            <text:p>17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21509657542363">
            <text:p>0.821509657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2">
            <text:p>62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0817632420903">
            <text:p>0.820817632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4">
            <text:p>64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20817632420903">
            <text:p>0.820817632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18">
            <text:p>18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20812892522811">
            <text:p>0.820812892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3">
            <text:p>63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9438322076075">
            <text:p>0.819438322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5">
            <text:p>65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9438322076075">
            <text:p>0.819438322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9">
            <text:p>69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8748666903662">
            <text:p>0.818748666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6">
            <text:p>66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8059011731248">
            <text:p>0.818059011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7">
            <text:p>67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8059011731248">
            <text:p>0.818059011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8">
            <text:p>68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667970138642">
            <text:p>0.816679701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0">
            <text:p>70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5990046214007">
            <text:p>0.815990046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1">
            <text:p>71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5990046214006">
            <text:p>0.815990046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7">
            <text:p>77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4610735869179">
            <text:p>0.814610735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3">
            <text:p>73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4610735869179">
            <text:p>0.814610735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4">
            <text:p>74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4610735869179">
            <text:p>0.814610735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6">
            <text:p>76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3921080696765">
            <text:p>0.813921080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5">
            <text:p>75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3921080696765">
            <text:p>0.813921080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21">
            <text:p>21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1323853537149">
            <text:p>0.813238535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2">
            <text:p>72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3231425524351">
            <text:p>0.813231425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2">
            <text:p>82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3231425524351">
            <text:p>0.813231425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4">
            <text:p>84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3229055575305">
            <text:p>0.813229055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20">
            <text:p>20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12544140300983">
            <text:p>0.812544140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8">
            <text:p>78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2541770351937">
            <text:p>0.812541770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9">
            <text:p>79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2541770351937">
            <text:p>0.812541770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0">
            <text:p>80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2541770351937">
            <text:p>0.812541770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19">
            <text:p>19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12541770351937">
            <text:p>0.812541770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3">
            <text:p>83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185448512857">
            <text:p>0.811854485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1">
            <text:p>81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1852115179523">
            <text:p>0.811852115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5">
            <text:p>85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1852115179523">
            <text:p>0.811852115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0475174783742">
            <text:p>0.810475174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8">
            <text:p>88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0472804834696">
            <text:p>0.810472804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9">
            <text:p>89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0472804834696">
            <text:p>0.810472804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0">
            <text:p>90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10472804834696">
            <text:p>0.810472804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6">
            <text:p>86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09785519611328">
            <text:p>0.809785519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7">
            <text:p>87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09785519611328">
            <text:p>0.809785519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2">
            <text:p>92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09783149662282">
            <text:p>0.809783149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3">
            <text:p>93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09783149662282">
            <text:p>0.809783149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5">
            <text:p>95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07716554094087">
            <text:p>0.807716554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6">
            <text:p>96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07716554094087">
            <text:p>0.807716554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22">
            <text:p>22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07036378717858">
            <text:p>0.807036378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4">
            <text:p>94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07026898921673">
            <text:p>0.807026898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7">
            <text:p>97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06337243749259">
            <text:p>0.806337243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8">
            <text:p>98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06337243749259">
            <text:p>0.806337243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9">
            <text:p>99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06337243749259">
            <text:p>0.806337243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23">
            <text:p>23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04969783149662">
            <text:p>0.804969783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100">
            <text:p>100</text:p>
          </table:table-cell>
          <table:table-cell table:style-name="ce8" office:value-type="string">
            <text:p>EuclideanDistance</text:p>
          </table:table-cell>
          <table:table-cell table:style-name="ce8" office:value-type="float" office:value="0.804268278232018">
            <text:p>0.804268278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24">
            <text:p>24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03590472804835">
            <text:p>0.803590472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25">
            <text:p>25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800144566891812">
            <text:p>0.800144566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28">
            <text:p>28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96009005806375">
            <text:p>0.796009005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26">
            <text:p>26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95316980684915">
            <text:p>0.795316980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27">
            <text:p>27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93944780187226">
            <text:p>0.793944780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29">
            <text:p>29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87735513686456">
            <text:p>0.787735513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30">
            <text:p>30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84291977722479">
            <text:p>0.784291977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82223012205238">
            <text:p>0.782223012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32">
            <text:p>32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8153572698187">
            <text:p>0.78153572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33">
            <text:p>33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8084370186041">
            <text:p>0.780843701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35">
            <text:p>35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79469131413675">
            <text:p>0.779469131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36">
            <text:p>36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79464391515582">
            <text:p>0.779464391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34">
            <text:p>34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77400165896433">
            <text:p>0.777400165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38">
            <text:p>38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74639175257732">
            <text:p>0.774639175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37">
            <text:p>37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71195639293755">
            <text:p>0.771195639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0">
            <text:p>40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63614172295296">
            <text:p>0.76361417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39">
            <text:p>39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6361180234625">
            <text:p>0.76361180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1">
            <text:p>41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59483351107951">
            <text:p>0.759483351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2">
            <text:p>42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59480981158905">
            <text:p>0.759480981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3">
            <text:p>43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57419125488802">
            <text:p>0.757419125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4">
            <text:p>44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53975589524825">
            <text:p>0.753975589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5">
            <text:p>45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51221708733262">
            <text:p>0.751221708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8">
            <text:p>48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49155113165067">
            <text:p>0.749155113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6">
            <text:p>46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48465457992653">
            <text:p>0.74846545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7">
            <text:p>47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47775802820239">
            <text:p>0.747775802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49">
            <text:p>49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47090887545918">
            <text:p>0.747090887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1">
            <text:p>51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45704467353952">
            <text:p>0.745704467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0">
            <text:p>50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43642611683849">
            <text:p>0.743642611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2">
            <text:p>52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42263301339021">
            <text:p>0.742263301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3">
            <text:p>53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42263301339021">
            <text:p>0.742263301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6">
            <text:p>56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42256191491883">
            <text:p>0.742256191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4">
            <text:p>54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40883990994194">
            <text:p>0.74088399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5">
            <text:p>55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40881621045147">
            <text:p>0.74088162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7">
            <text:p>57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4019433582178">
            <text:p>0.740194335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8">
            <text:p>58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38817395425998">
            <text:p>0.738817395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59">
            <text:p>59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35369119563929">
            <text:p>0.735369119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0">
            <text:p>60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32615238772366">
            <text:p>0.732615238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2">
            <text:p>62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31235928427539">
            <text:p>0.731235928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30546273255125">
            <text:p>0.730546273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4">
            <text:p>64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29858988031757">
            <text:p>0.72985898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3">
            <text:p>63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29171702808389">
            <text:p>0.729171702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5">
            <text:p>65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28482047635976">
            <text:p>0.728482047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9">
            <text:p>69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28472567839791">
            <text:p>0.728472567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6">
            <text:p>66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27790022514516">
            <text:p>0.727790022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0">
            <text:p>70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27785282616424">
            <text:p>0.727785282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4">
            <text:p>74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27782912667378">
            <text:p>0.727782912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8">
            <text:p>68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27782912667378">
            <text:p>0.727782912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3">
            <text:p>73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26405972271596">
            <text:p>0.72640597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67">
            <text:p>67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25721056997275">
            <text:p>0.72572105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2">
            <text:p>72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25716317099182">
            <text:p>0.725716317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1">
            <text:p>71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25026661926769">
            <text:p>0.725026661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6">
            <text:p>76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22964806256665">
            <text:p>0.722964806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8">
            <text:p>78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22960066358573">
            <text:p>0.722960066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7">
            <text:p>77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2227041118616">
            <text:p>0.722270411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5">
            <text:p>75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21583125962792">
            <text:p>0.72158312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79">
            <text:p>79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21580756013746">
            <text:p>0.72158075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2">
            <text:p>82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1951416044555">
            <text:p>0.719514160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0">
            <text:p>80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18824505273137">
            <text:p>0.718824505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1">
            <text:p>81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18824505273137">
            <text:p>0.718824505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7">
            <text:p>87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18134850100723">
            <text:p>0.718134850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5">
            <text:p>85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17447564877355">
            <text:p>0.717447564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3">
            <text:p>83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16757909704941">
            <text:p>0.716757909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4">
            <text:p>84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16753169806849">
            <text:p>0.716753169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8">
            <text:p>88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1538096930916">
            <text:p>0.715380969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9">
            <text:p>89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14691314136746">
            <text:p>0.714691314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3">
            <text:p>93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14686574238654">
            <text:p>0.714686574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86">
            <text:p>86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14686574238654">
            <text:p>0.714686574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0">
            <text:p>90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13999289015286">
            <text:p>0.71399928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2">
            <text:p>92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12617608721413">
            <text:p>0.712617608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12617608721412">
            <text:p>0.712617608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4">
            <text:p>94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11927953548999">
            <text:p>0.711927953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5">
            <text:p>95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11925583599953">
            <text:p>0.711925583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100">
            <text:p>100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09851878184619">
            <text:p>0.709851878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9">
            <text:p>99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09164592961251">
            <text:p>0.70916459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6">
            <text:p>96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08477307737884">
            <text:p>0.708477307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8">
            <text:p>98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07097997393056">
            <text:p>0.707097997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8" office:value-type="float" office:value="97">
            <text:p>97</text:p>
          </table:table-cell>
          <table:table-cell table:style-name="ce8" office:value-type="string">
            <text:p>CosineSimilarity</text:p>
          </table:table-cell>
          <table:table-cell table:style-name="ce8" office:value-type="float" office:value="0.70709562744401">
            <text:p>0.7070956274</text:p>
          </table:table-cell>
          <table:table-cell table:number-columns-repeated="1012"/>
        </table:table-row>
        <table:table-row table:style-name="ro1" table:number-rows-repeated="10482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ision Tree" table:style-name="ta1" table:print="false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8" table:number-rows-spanned="1">
            <text:p>Best accuracy: 91.52% +/- 1.63% (micro average: 91.52%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5" table:number-columns-repeated="5"/>
          <table:table-cell table:number-columns-repeated="1017"/>
        </table:table-row>
        <table:table-row table:style-name="ro2">
          <table:table-cell/>
          <table:table-cell table:style-name="ce9"/>
          <table:table-cell table:style-name="ce5" office:value-type="string">
            <text:p>true 1</text:p>
          </table:table-cell>
          <table:table-cell table:style-name="ce5" office:value-type="string">
            <text:p>true 2</text:p>
          </table:table-cell>
          <table:table-cell table:style-name="ce5" office:value-type="string">
            <text:p>true 3</text:p>
          </table:table-cell>
          <table:table-cell table:style-name="ce5" office:value-type="string">
            <text:p>true 4</text:p>
          </table:table-cell>
          <table:table-cell table:style-name="ce5" office:value-type="string">
            <text:p>class precision</text:p>
          </table:table-cell>
          <table:table-cell table:number-columns-repeated="2"/>
          <table:table-cell table:style-name="ce2" office:value-type="string" table:number-columns-spanned="4" table:number-rows-spanned="1">
            <text:p>Optimizer</text:p>
          </table:table-cell>
          <table:covered-table-cell table:number-columns-repeated="2" table:style-name="ce2"/>
          <table:covered-table-cell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1</text:p>
          </table:table-cell>
          <table:table-cell table:style-name="ce6" office:value-type="float" office:value="336">
            <text:p>336</text:p>
          </table:table-cell>
          <table:table-cell table:style-name="ce6" office:value-type="float" office:value="43">
            <text:p>43</text:p>
          </table:table-cell>
          <table:table-cell table:number-columns-repeated="2" table:style-name="ce6" office:value-type="float" office:value="0">
            <text:p>0</text:p>
          </table:table-cell>
          <table:table-cell table:style-name="ce7" office:value-type="percentage" office:value="0.8865">
            <text:p>88.65%</text:p>
          </table:table-cell>
          <table:table-cell table:number-columns-repeated="2"/>
          <table:table-cell table:style-name="ce2" office:value-type="string">
            <text:p># Max Depth</text:p>
          </table:table-cell>
          <table:table-cell table:style-name="ce2" office:value-type="string">
            <text:p>Prepruning</text:p>
          </table:table-cell>
          <table:table-cell table:style-name="ce2" office:value-type="string">
            <text:p>Criterion</text:p>
          </table:table-cell>
          <table:table-cell table:style-name="ce2" office:value-type="string">
            <text:p>Accuracy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2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56">
            <text:p>35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percentage" office:value="0.9105">
            <text:p>91.05%</text:p>
          </table:table-cell>
          <table:table-cell table:number-columns-repeated="2"/>
          <table:table-cell table:style-name="ce8" office:value-type="float" office:value="-1">
            <text:p>-1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83">
            <text:p>283</text:p>
          </table:table-cell>
          <table:table-cell table:style-name="ce6" office:value-type="float" office:value="12">
            <text:p>12</text:p>
          </table:table-cell>
          <table:table-cell table:style-name="ce7" office:value-type="percentage" office:value="0.9371">
            <text:p>93.71%</text:p>
          </table:table-cell>
          <table:table-cell table:number-columns-repeated="2"/>
          <table:table-cell table:style-name="ce8" office:value-type="float" office:value="29">
            <text:p>29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4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53">
            <text:p>353</text:p>
          </table:table-cell>
          <table:table-cell table:style-name="ce7" office:value-type="percentage" office:value="0.9314">
            <text:p>93.14%</text:p>
          </table:table-cell>
          <table:table-cell table:number-columns-repeated="2"/>
          <table:table-cell table:style-name="ce8" office:value-type="float" office:value="59">
            <text:p>59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class recall</text:p>
          </table:table-cell>
          <table:table-cell table:style-name="ce7" office:value-type="percentage" office:value="0.9081">
            <text:p>90.81%</text:p>
          </table:table-cell>
          <table:table-cell table:style-name="ce7" office:value-type="percentage" office:value="0.8768">
            <text:p>87.68%</text:p>
          </table:table-cell>
          <table:table-cell table:style-name="ce7" office:value-type="percentage" office:value="0.9129">
            <text:p>91.29%</text:p>
          </table:table-cell>
          <table:table-cell table:style-name="ce7" office:value-type="percentage" office:value="0.9671">
            <text:p>96.71%</text:p>
          </table:table-cell>
          <table:table-cell table:style-name="ce4"/>
          <table:table-cell table:number-columns-repeated="2"/>
          <table:table-cell table:style-name="ce8" office:value-type="float" office:value="89">
            <text:p>89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19">
            <text:p>119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0">
            <text:p>15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-1">
            <text:p>-1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9">
            <text:p>29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59">
            <text:p>59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89">
            <text:p>89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19">
            <text:p>119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0">
            <text:p>15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-1">
            <text:p>-1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9">
            <text:p>29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59">
            <text:p>59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89">
            <text:p>89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19">
            <text:p>119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0">
            <text:p>15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-1">
            <text:p>-1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0">
            <text:p>15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9">
            <text:p>29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59">
            <text:p>59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89">
            <text:p>89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19">
            <text:p>119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-1">
            <text:p>-1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-1">
            <text:p>-1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0">
            <text:p>15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9">
            <text:p>29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0">
            <text:p>15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59">
            <text:p>59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9">
            <text:p>29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59">
            <text:p>59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89">
            <text:p>89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19">
            <text:p>119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89">
            <text:p>89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19">
            <text:p>119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-1">
            <text:p>-1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9">
            <text:p>29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59">
            <text:p>59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89">
            <text:p>89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19">
            <text:p>119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0">
            <text:p>15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-1">
            <text:p>-1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9">
            <text:p>29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59">
            <text:p>59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89">
            <text:p>89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19">
            <text:p>119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0">
            <text:p>15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78703637871786">
            <text:p>0.8787036379</text:p>
          </table:table-cell>
          <table:table-cell table:number-columns-repeated="1011"/>
        </table:table-row>
        <table:table-row table:style-name="ro1" table:number-rows-repeated="33">
          <table:table-cell table:number-columns-repeated="9"/>
          <table:table-cell table:style-name="ce8" table:number-columns-repeated="3"/>
          <table:table-cell table:number-columns-repeated="1012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Forest" table:style-name="ta1" table:print="false"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8" table:number-rows-spanned="1">
            <text:p>Best accuracy: 95.04% +/- 1.26% (micro average: 95.04%) (# Trees 151, max depth 79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3"/>
          <table:table-cell table:style-name="ce5" office:value-type="string">
            <text:p>true 1</text:p>
          </table:table-cell>
          <table:table-cell table:style-name="ce5" office:value-type="string">
            <text:p>true 2</text:p>
          </table:table-cell>
          <table:table-cell table:style-name="ce5" office:value-type="string">
            <text:p>true 3</text:p>
          </table:table-cell>
          <table:table-cell table:style-name="ce5" office:value-type="string">
            <text:p>true 4</text:p>
          </table:table-cell>
          <table:table-cell table:style-name="ce5" office:value-type="string">
            <text:p>class precision</text:p>
          </table:table-cell>
          <table:table-cell table:number-columns-repeated="2"/>
          <table:table-cell table:style-name="ce2" office:value-type="string" table:number-columns-spanned="4" table:number-rows-spanned="1">
            <text:p>Optimizer</text:p>
          </table:table-cell>
          <table:covered-table-cell table:number-columns-repeated="2" table:style-name="ce2"/>
          <table:covered-table-cell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1</text:p>
          </table:table-cell>
          <table:table-cell table:style-name="ce10" office:value-type="float" office:value="350">
            <text:p>350</text:p>
          </table:table-cell>
          <table:table-cell table:style-name="ce10" office:value-type="float" office:value="10">
            <text:p>1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1" office:value-type="percentage" office:value="0.9722">
            <text:p>97.22%</text:p>
          </table:table-cell>
          <table:table-cell table:number-columns-repeated="2"/>
          <table:table-cell table:style-name="ce2" office:value-type="string">
            <text:p># Trees</text:p>
          </table:table-cell>
          <table:table-cell table:style-name="ce2" office:value-type="string">
            <text:p>Max Depth</text:p>
          </table:table-cell>
          <table:table-cell table:style-name="ce2" office:value-type="string">
            <text:p>Criterion</text:p>
          </table:table-cell>
          <table:table-cell table:style-name="ce2" office:value-type="string">
            <text:p>Accuracy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2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389">
            <text:p>389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1" office:value-type="percentage" office:value="0.9511">
            <text:p>95.11%</text:p>
          </table:table-cell>
          <table:table-cell table:number-columns-repeated="2"/>
          <table:table-cell table:style-name="ce8" office:value-type="float" office:value="151">
            <text:p>15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50382746770945">
            <text:p>0.9503827468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285">
            <text:p>285</text:p>
          </table:table-cell>
          <table:table-cell table:style-name="ce10" office:value-type="float" office:value="10">
            <text:p>10</text:p>
          </table:table-cell>
          <table:table-cell table:style-name="ce11" office:value-type="percentage" office:value="0.9437">
            <text:p>94.37%</text:p>
          </table:table-cell>
          <table:table-cell table:number-columns-repeated="2"/>
          <table:table-cell table:style-name="ce8" office:value-type="float" office:value="300">
            <text:p>30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9695461547577">
            <text:p>0.9496954615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4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355">
            <text:p>355</text:p>
          </table:table-cell>
          <table:table-cell table:style-name="ce11" office:value-type="percentage" office:value="0.9342">
            <text:p>93.42%</text:p>
          </table:table-cell>
          <table:table-cell table:number-columns-repeated="2"/>
          <table:table-cell table:style-name="ce8" office:value-type="float" office:value="210">
            <text:p>21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9005806375163">
            <text:p>0.9490058064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class recall</text:p>
          </table:table-cell>
          <table:table-cell table:style-name="ce11" office:value-type="percentage" office:value="0.9459">
            <text:p>94.59%</text:p>
          </table:table-cell>
          <table:table-cell table:style-name="ce11" office:value-type="percentage" office:value="0.9581">
            <text:p>95.81%</text:p>
          </table:table-cell>
          <table:table-cell table:style-name="ce11" office:value-type="percentage" office:value="0.9194">
            <text:p>91.94%</text:p>
          </table:table-cell>
          <table:table-cell table:style-name="ce11" office:value-type="percentage" office:value="0.9726">
            <text:p>97.26%</text:p>
          </table:table-cell>
          <table:table-cell table:style-name="ce3"/>
          <table:table-cell table:number-columns-repeated="2"/>
          <table:table-cell table:style-name="ce8" office:value-type="float" office:value="61">
            <text:p>6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9005806375163">
            <text:p>0.949005806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9003436426117">
            <text:p>0.949003436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9003436426117">
            <text:p>0.949003436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8318521151795">
            <text:p>0.948318521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8316151202749">
            <text:p>0.948316151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8316151202749">
            <text:p>0.948316151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8316151202749">
            <text:p>0.948316151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8313781253703">
            <text:p>0.948313781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7633605877474">
            <text:p>0.947633605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7628865979381">
            <text:p>0.94762886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7628865979381">
            <text:p>0.94762886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7626496030335">
            <text:p>0.94762649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7626496030335">
            <text:p>0.94762649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7624126081289">
            <text:p>0.947624126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7624126081289">
            <text:p>0.947624126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7624126081289">
            <text:p>0.947624126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7624126081289">
            <text:p>0.947624126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7624126081289">
            <text:p>0.947624126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939210806968">
            <text:p>0.946939210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939210806968">
            <text:p>0.946939210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6939210806968">
            <text:p>0.946939210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939210806968">
            <text:p>0.946939210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936840857922">
            <text:p>0.94693684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936840857922">
            <text:p>0.94693684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936840857922">
            <text:p>0.94693684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936840857922">
            <text:p>0.94693684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936840857921">
            <text:p>0.94693684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936840857921">
            <text:p>0.94693684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936840857921">
            <text:p>0.94693684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936840857921">
            <text:p>0.94693684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934470908876">
            <text:p>0.94693447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934470908876">
            <text:p>0.94693447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6254295532646">
            <text:p>0.946254295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62519255836">
            <text:p>0.94625192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6244815736462">
            <text:p>0.94624481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5564640360232">
            <text:p>0.945564640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5562270411186">
            <text:p>0.945562270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5562270411186">
            <text:p>0.945562270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5562270411186">
            <text:p>0.945562270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5562270411186">
            <text:p>0.945562270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555990046214">
            <text:p>0.94555990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555990046214">
            <text:p>0.94555990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555990046214">
            <text:p>0.94555990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555990046214">
            <text:p>0.94555990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555990046214">
            <text:p>0.94555990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555990046214">
            <text:p>0.94555990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number-columns-repeated="2" table:style-name="ce8" office:value-type="float" office:value="180">
            <text:p>18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5555160564048">
            <text:p>0.945555160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5555160564048">
            <text:p>0.945555160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5555160564048">
            <text:p>0.945555160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874985187818">
            <text:p>0.94487498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874985187818">
            <text:p>0.94487498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872615238772">
            <text:p>0.94487261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872615238772">
            <text:p>0.94487261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872615238772">
            <text:p>0.94487261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872615238772">
            <text:p>0.94487261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872615238772">
            <text:p>0.94487261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872615238772">
            <text:p>0.94487261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872615238772">
            <text:p>0.94487261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86787534068">
            <text:p>0.94486787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86787534068">
            <text:p>0.94486787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86787534068">
            <text:p>0.94486787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86787534068">
            <text:p>0.94486787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86787534068">
            <text:p>0.94486787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86787534068">
            <text:p>0.94486787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number-columns-repeated="2" table:style-name="ce8" office:value-type="float" office:value="180">
            <text:p>18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86787534068">
            <text:p>0.94486787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86787534068">
            <text:p>0.94486787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865505391634">
            <text:p>0.944865505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865505391634">
            <text:p>0.944865505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185330015405">
            <text:p>0.9441853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185330015405">
            <text:p>0.9441853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185330015405">
            <text:p>0.9441853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182960066359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182960066359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180590117313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180590117313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180590117313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178220168266">
            <text:p>0.944178220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178220168266">
            <text:p>0.944178220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178220168266">
            <text:p>0.944178220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4178220168266">
            <text:p>0.944178220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4178220168266">
            <text:p>0.944178220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3498044792037">
            <text:p>0.943498044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3495674842991">
            <text:p>0.943495674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3495674842991">
            <text:p>0.943495674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number-columns-repeated="2" table:style-name="ce8" office:value-type="float" office:value="180">
            <text:p>18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3488564995852">
            <text:p>0.94348856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3488564995852">
            <text:p>0.94348856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3488564995852">
            <text:p>0.94348856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808389619623">
            <text:p>0.942808389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806019670577">
            <text:p>0.94280601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806019670577">
            <text:p>0.94280601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806019670577">
            <text:p>0.94280601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6019670577">
            <text:p>0.94280601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806019670577">
            <text:p>0.94280601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6019670577">
            <text:p>0.94280601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798909823439">
            <text:p>0.94279890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798909823439">
            <text:p>0.94279890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2798909823439">
            <text:p>0.94279890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798909823439">
            <text:p>0.94279890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796539874393">
            <text:p>0.94279653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2118734447209">
            <text:p>0.942118734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118734447209">
            <text:p>0.942118734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116364498163">
            <text:p>0.94211636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116364498163">
            <text:p>0.94211636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116364498163">
            <text:p>0.94211636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116364498163">
            <text:p>0.94211636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116364498163">
            <text:p>0.94211636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116364498163">
            <text:p>0.94211636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2111624600071">
            <text:p>0.94211162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111624600071">
            <text:p>0.94211162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2111624600071">
            <text:p>0.94211162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111624600071">
            <text:p>0.94211162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111624600071">
            <text:p>0.94211162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2111624600071">
            <text:p>0.94211162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111624600071">
            <text:p>0.94211162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2111624600071">
            <text:p>0.94211162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2109254651025">
            <text:p>0.942109254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2109254651025">
            <text:p>0.942109254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2109254651025">
            <text:p>0.942109254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2109254651025">
            <text:p>0.942109254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2106884701979">
            <text:p>0.942106884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1429079274796">
            <text:p>0.94142907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1429079274796">
            <text:p>0.94142907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142670932575">
            <text:p>0.94142670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142670932575">
            <text:p>0.94142670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142670932575">
            <text:p>0.94142670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142670932575">
            <text:p>0.94142670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142670932575">
            <text:p>0.94142670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142670932575">
            <text:p>0.94142670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1421969427657">
            <text:p>0.94142196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1421969427657">
            <text:p>0.94142196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1421969427657">
            <text:p>0.94142196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1421969427657">
            <text:p>0.94142196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1419599478611">
            <text:p>0.941419599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1417229529565">
            <text:p>0.941417229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0739424102382">
            <text:p>0.94073942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739424102382">
            <text:p>0.94073942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0739424102382">
            <text:p>0.94073942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739424102382">
            <text:p>0.94073942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0739424102382">
            <text:p>0.94073942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94073468420428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073468420428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0732314255243">
            <text:p>0.940732314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0732314255243">
            <text:p>0.940732314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0732314255243">
            <text:p>0.940732314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049768929968">
            <text:p>0.940049768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0047398980922">
            <text:p>0.9400473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0047398980922">
            <text:p>0.9400473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0047398980922">
            <text:p>0.9400473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047398980922">
            <text:p>0.9400473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40047398980922">
            <text:p>0.9400473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0047398980922">
            <text:p>0.9400473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0045029031876">
            <text:p>0.9400450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0045029031876">
            <text:p>0.9400450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045029031876">
            <text:p>0.9400450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0045029031876">
            <text:p>0.9400450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0045029031876">
            <text:p>0.9400450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0045029031876">
            <text:p>0.9400450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045029031876">
            <text:p>0.9400450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045029031876">
            <text:p>0.9400450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4004265908283">
            <text:p>0.940042659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004265908283">
            <text:p>0.940042659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4004265908283">
            <text:p>0.940042659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9360113757554">
            <text:p>0.939360113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39353003910416">
            <text:p>0.93935300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38672828534186">
            <text:p>0.938672828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38672828534186">
            <text:p>0.938672828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3867045858514">
            <text:p>0.93867045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3867045858514">
            <text:p>0.93867045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8668088636094">
            <text:p>0.93866808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38668088636094">
            <text:p>0.93866808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8668088636094">
            <text:p>0.93866808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8668088636094">
            <text:p>0.93866808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8668088636094">
            <text:p>0.93866808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8668088636094">
            <text:p>0.93866808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number-columns-repeated="2" table:style-name="ce8" office:value-type="float" office:value="180">
            <text:p>18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8668088636094">
            <text:p>0.93866808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980803412727">
            <text:p>0.937980803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980803412726">
            <text:p>0.937980803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980803412726">
            <text:p>0.937980803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97843346368">
            <text:p>0.937978433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97843346368">
            <text:p>0.937978433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976063514634">
            <text:p>0.937976063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976063514634">
            <text:p>0.937976063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976063514634">
            <text:p>0.937976063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976063514634">
            <text:p>0.937976063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976063514634">
            <text:p>0.937976063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976063514634">
            <text:p>0.937976063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37973693565588">
            <text:p>0.93797369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973693565588">
            <text:p>0.93797369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937968953667496">
            <text:p>0.937968953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91148240313">
            <text:p>0.937291148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37291148240313">
            <text:p>0.937291148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91148240313">
            <text:p>0.937291148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91148240313">
            <text:p>0.937291148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91148240313">
            <text:p>0.937291148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86408342221">
            <text:p>0.93728640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8640834222">
            <text:p>0.93728640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8640834222">
            <text:p>0.93728640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8640834222">
            <text:p>0.93728640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8640834222">
            <text:p>0.93728640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728640834222">
            <text:p>0.93728640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6601493067899">
            <text:p>0.936601493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6599123118853">
            <text:p>0.936599123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6599123118853">
            <text:p>0.936599123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936596753169807">
            <text:p>0.936596753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6596753169807">
            <text:p>0.936596753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6596753169807">
            <text:p>0.936596753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6596753169807">
            <text:p>0.936596753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6596753169807">
            <text:p>0.936596753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6596753169807">
            <text:p>0.936596753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5914207844531">
            <text:p>0.935914207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5911837895485">
            <text:p>0.9359118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5909467946439">
            <text:p>0.93590946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5909467946439">
            <text:p>0.93590946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5907097997393">
            <text:p>0.9359070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5907097997393">
            <text:p>0.9359070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5907097997393">
            <text:p>0.9359070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5904728048347">
            <text:p>0.93590472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5222182723071">
            <text:p>0.935222182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5222182723071">
            <text:p>0.935222182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5219812774025">
            <text:p>0.935219812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5219812774025">
            <text:p>0.935219812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5219812774025">
            <text:p>0.935219812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4532527550658">
            <text:p>0.934532527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4530157601612">
            <text:p>0.934530157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4530157601612">
            <text:p>0.934530157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384524232729">
            <text:p>0.933845242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3842872378244">
            <text:p>0.933842872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3155587154876">
            <text:p>0.933155587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315321720583">
            <text:p>0.933153217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2465931982462">
            <text:p>0.93246593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1776276810048">
            <text:p>0.93177627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931773906861002">
            <text:p>0.931773906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86981869889797">
            <text:p>0.88698186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86282734921199">
            <text:p>0.8862827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8560255954497">
            <text:p>0.885602559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83533594027728">
            <text:p>0.8835335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7732906742505">
            <text:p>0.8773290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75945017182131">
            <text:p>0.875945017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75245882213532">
            <text:p>0.875245882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73892641308212">
            <text:p>0.873892641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873892641308212">
            <text:p>0.873892641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73876051664889">
            <text:p>0.873876051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72513330963384">
            <text:p>0.87251333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871117430975234">
            <text:p>0.87111743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869749970375637">
            <text:p>0.869749970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869067425050361">
            <text:p>0.869067425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869060315203223">
            <text:p>0.86906031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69053205356085">
            <text:p>0.869053205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67683374807442">
            <text:p>0.867683374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67671525062211">
            <text:p>0.867671525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66979499940751">
            <text:p>0.86697949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86560255954497">
            <text:p>0.865602559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64256428486788">
            <text:p>0.864256428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64211399454912">
            <text:p>0.864211399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6287711814196">
            <text:p>0.862877118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62870008294822">
            <text:p>0.86287000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6217324327527">
            <text:p>0.862173243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6148121815381">
            <text:p>0.861481218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60793932930442">
            <text:p>0.86079393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60786823083304">
            <text:p>0.860786823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59421732432753">
            <text:p>0.859421732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58720227515108">
            <text:p>0.858720227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858708377769878">
            <text:p>0.858708377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58044792036971">
            <text:p>0.85804479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ain_ratio</text:p>
          </table:table-cell>
          <table:table-cell table:style-name="ce8" office:value-type="float" office:value="0.858037682189833">
            <text:p>0.858037682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858025832444602">
            <text:p>0.858025832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55264841805901">
            <text:p>0.855264841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54572816684441">
            <text:p>0.854572816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853913970849627">
            <text:p>0.853913970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51148240312833">
            <text:p>0.851148240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48389619623178">
            <text:p>0.848389619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information_gain</text:p>
          </table:table-cell>
          <table:table-cell table:style-name="ce8" office:value-type="float" office:value="0.84838250977604">
            <text:p>0.84838250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59">
            <text:p>59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847697594501718">
            <text:p>0.8476975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47003199431212">
            <text:p>0.84700319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accuracy</text:p>
          </table:table-cell>
          <table:table-cell table:style-name="ce8" office:value-type="float" office:value="0.8421850930205">
            <text:p>0.8421850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79">
            <text:p>79</text:p>
          </table:table-cell>
          <table:table-cell table:style-name="ce8" office:value-type="string">
            <text:p>gini_index</text:p>
          </table:table-cell>
          <table:table-cell table:style-name="ce8" office:value-type="float" office:value="0.833904491053442">
            <text:p>0.8339044911</text:p>
          </table:table-cell>
          <table:table-cell table:number-columns-repeated="1011"/>
        </table:table-row>
        <table:table-row table:style-name="ro1" table:number-rows-repeated="10480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BT" table:style-name="ta1" table:print="false"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8" table:number-rows-spanned="1">
            <text:p>Best accuracy: 94.21% +/- 1.37% (micro average: 94.21%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9"/>
          <table:table-cell table:style-name="ce5" office:value-type="string">
            <text:p>true 1</text:p>
          </table:table-cell>
          <table:table-cell table:style-name="ce5" office:value-type="string">
            <text:p>true 2</text:p>
          </table:table-cell>
          <table:table-cell table:style-name="ce5" office:value-type="string">
            <text:p>true 3</text:p>
          </table:table-cell>
          <table:table-cell table:style-name="ce5" office:value-type="string">
            <text:p>true 4</text:p>
          </table:table-cell>
          <table:table-cell table:style-name="ce5" office:value-type="string">
            <text:p>class precision</text:p>
          </table:table-cell>
          <table:table-cell table:number-columns-repeated="2"/>
          <table:table-cell table:style-name="ce2" office:value-type="string" table:number-columns-spanned="4" table:number-rows-spanned="1">
            <text:p>Optimizer</text:p>
          </table:table-cell>
          <table:covered-table-cell table:number-columns-repeated="2" table:style-name="ce2"/>
          <table:covered-table-cell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1</text:p>
          </table:table-cell>
          <table:table-cell table:style-name="ce6" office:value-type="float" office:value="348">
            <text:p>348</text:p>
          </table:table-cell>
          <table:table-cell table:style-name="ce6" office:value-type="float" office:value="19">
            <text:p>19</text:p>
          </table:table-cell>
          <table:table-cell table:number-columns-repeated="2" table:style-name="ce6" office:value-type="float" office:value="0">
            <text:p>0</text:p>
          </table:table-cell>
          <table:table-cell table:style-name="ce7" office:value-type="percentage" office:value="0.9482">
            <text:p>94.82%</text:p>
          </table:table-cell>
          <table:table-cell table:number-columns-repeated="2"/>
          <table:table-cell table:style-name="ce2" office:value-type="string">
            <text:p># Trees</text:p>
          </table:table-cell>
          <table:table-cell table:style-name="ce2" office:value-type="string">
            <text:p>Max Depth</text:p>
          </table:table-cell>
          <table:table-cell table:style-name="ce2" office:value-type="string">
            <text:p>Accuracy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>
            <text:p>pred. 2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380">
            <text:p>38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percentage" office:value="0.9429">
            <text:p>94.29%</text:p>
          </table:table-cell>
          <table:table-cell table:number-columns-repeated="2"/>
          <table:table-cell table:style-name="ce8" office:value-type="float" office:value="300">
            <text:p>300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0.942109254651025">
            <text:p>0.9421092547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84">
            <text:p>284</text:p>
          </table:table-cell>
          <table:table-cell table:style-name="ce6" office:value-type="float" office:value="10">
            <text:p>10</text:p>
          </table:table-cell>
          <table:table-cell table:style-name="ce7" office:value-type="percentage" office:value="0.9435">
            <text:p>94.35%</text:p>
          </table:table-cell>
          <table:table-cell table:number-columns-repeated="2"/>
          <table:table-cell table:style-name="ce8" office:value-type="float" office:value="300">
            <text:p>300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0.942109254651025">
            <text:p>0.9421092547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4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55">
            <text:p>355</text:p>
          </table:table-cell>
          <table:table-cell table:style-name="ce7" office:value-type="percentage" office:value="0.9342">
            <text:p>93.42%</text:p>
          </table:table-cell>
          <table:table-cell table:number-columns-repeated="2"/>
          <table:table-cell table:style-name="ce8" office:value-type="float" office:value="300">
            <text:p>300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0.942109254651025">
            <text:p>0.9421092547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5" office:value-type="string">
            <text:p>class recall</text:p>
          </table:table-cell>
          <table:table-cell table:style-name="ce7" office:value-type="percentage" office:value="0.9405">
            <text:p>94.05%</text:p>
          </table:table-cell>
          <table:table-cell table:style-name="ce7" office:value-type="percentage" office:value="0.936">
            <text:p>93.60%</text:p>
          </table:table-cell>
          <table:table-cell table:style-name="ce7" office:value-type="percentage" office:value="0.9161">
            <text:p>91.61%</text:p>
          </table:table-cell>
          <table:table-cell table:style-name="ce7" office:value-type="percentage" office:value="0.9726">
            <text:p>97.26%</text:p>
          </table:table-cell>
          <table:table-cell table:style-name="ce4"/>
          <table:table-cell table:number-columns-repeated="2"/>
          <table:table-cell table:style-name="ce8" office:value-type="float" office:value="300">
            <text:p>300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0.942109254651025">
            <text:p>0.942109254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0.942109254651025">
            <text:p>0.942109254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0.942109254651025">
            <text:p>0.942109254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0.942109254651025">
            <text:p>0.942109254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0.942109254651025">
            <text:p>0.942109254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0.942109254651025">
            <text:p>0.942109254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0.941419599478611">
            <text:p>0.941419599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0.941419599478611">
            <text:p>0.941419599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0.941419599478611">
            <text:p>0.941419599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0.941419599478611">
            <text:p>0.941419599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0.941419599478611">
            <text:p>0.941419599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0.941419599478611">
            <text:p>0.941419599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0.941419599478611">
            <text:p>0.941419599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0.941419599478611">
            <text:p>0.941419599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0.941419599478611">
            <text:p>0.941419599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0.940732314255243">
            <text:p>0.940732314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0.940729944306197">
            <text:p>0.940729944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0.940729944306197">
            <text:p>0.940729944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0.940729944306197">
            <text:p>0.940729944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0.940729944306197">
            <text:p>0.940729944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0.940729944306197">
            <text:p>0.940729944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0.940729944306197">
            <text:p>0.940729944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0.940729944306197">
            <text:p>0.940729944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0.940729944306197">
            <text:p>0.940729944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0.940729944306197">
            <text:p>0.940729944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0.940729944306197">
            <text:p>0.940729944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0.940040289133784">
            <text:p>0.9400402891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0.938663348738002">
            <text:p>0.938663348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0.938663348738002">
            <text:p>0.938663348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0.938663348738002">
            <text:p>0.938663348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0.938663348738002">
            <text:p>0.938663348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0.938663348738002">
            <text:p>0.938663348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0.938663348738002">
            <text:p>0.938663348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0.938663348738002">
            <text:p>0.938663348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0.938663348738002">
            <text:p>0.938663348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0.938663348738002">
            <text:p>0.938663348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0.937973693565588">
            <text:p>0.937973693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0.934532527550658">
            <text:p>0.934532527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0.934532527550658">
            <text:p>0.934532527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0.934532527550658">
            <text:p>0.934532527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0.934532527550658">
            <text:p>0.934532527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number-columns-repeated="2" table:style-name="ce8" office:value-type="float" office:value="180">
            <text:p>180</text:p>
          </table:table-cell>
          <table:table-cell table:style-name="ce8" office:value-type="float" office:value="0.934532527550658">
            <text:p>0.934532527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0.934532527550658">
            <text:p>0.934532527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0.934532527550658">
            <text:p>0.934532527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0.934532527550658">
            <text:p>0.934532527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0.934532527550658">
            <text:p>0.934532527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0.934532527550658">
            <text:p>0.934532527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0.93384524232729">
            <text:p>0.933845242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0.933155587154876">
            <text:p>0.933155587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0.933155587154876">
            <text:p>0.933155587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0.933155587154876">
            <text:p>0.933155587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0.933155587154876">
            <text:p>0.933155587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0.933155587154876">
            <text:p>0.933155587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0.933155587154876">
            <text:p>0.933155587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0.933155587154876">
            <text:p>0.933155587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0.933155587154876">
            <text:p>0.933155587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0.933155587154876">
            <text:p>0.933155587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0.931084251688589">
            <text:p>0.931084251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0.931084251688589">
            <text:p>0.931084251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0.931084251688589">
            <text:p>0.931084251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0.931084251688589">
            <text:p>0.931084251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0.931084251688589">
            <text:p>0.931084251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0.931084251688589">
            <text:p>0.931084251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0.931084251688589">
            <text:p>0.931084251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0.931084251688589">
            <text:p>0.931084251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0.931084251688589">
            <text:p>0.931084251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0.931084251688589">
            <text:p>0.931084251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0.930396966465221">
            <text:p>0.930396966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0.930396966465221">
            <text:p>0.930396966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0.930396966465221">
            <text:p>0.930396966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0.930396966465221">
            <text:p>0.930396966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0.930396966465221">
            <text:p>0.930396966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0.930396966465221">
            <text:p>0.930396966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0.930396966465221">
            <text:p>0.930396966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0.930396966465221">
            <text:p>0.930396966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0.930396966465221">
            <text:p>0.930396966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0.930396966465221">
            <text:p>0.9303969665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0.926951060552198">
            <text:p>0.926951060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0.926951060552198">
            <text:p>0.926951060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0.926951060552198">
            <text:p>0.926951060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0.926951060552198">
            <text:p>0.926951060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number-columns-repeated="2" table:style-name="ce8" office:value-type="float" office:value="61">
            <text:p>61</text:p>
          </table:table-cell>
          <table:table-cell table:style-name="ce8" office:value-type="float" office:value="0.926951060552198">
            <text:p>0.926951060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0.926951060552198">
            <text:p>0.926951060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0.926951060552198">
            <text:p>0.926951060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0.926951060552198">
            <text:p>0.926951060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0.926951060552198">
            <text:p>0.926951060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0.926951060552198">
            <text:p>0.9269510606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0.92557175020737">
            <text:p>0.925571750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0.92557175020737">
            <text:p>0.925571750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0.92557175020737">
            <text:p>0.925571750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0.92557175020737">
            <text:p>0.925571750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0.92557175020737">
            <text:p>0.925571750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0.92557175020737">
            <text:p>0.925571750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0.92557175020737">
            <text:p>0.925571750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0.92557175020737">
            <text:p>0.925571750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0.92557175020737">
            <text:p>0.925571750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0.92557175020737">
            <text:p>0.925571750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0.922817869415808">
            <text:p>0.9228178694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0.922817869415808">
            <text:p>0.9228178694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0.922817869415808">
            <text:p>0.9228178694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0.922817869415808">
            <text:p>0.9228178694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0.922817869415808">
            <text:p>0.9228178694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0.922817869415808">
            <text:p>0.9228178694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0.922817869415808">
            <text:p>0.9228178694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0.922817869415808">
            <text:p>0.9228178694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0.922817869415808">
            <text:p>0.9228178694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0.922817869415808">
            <text:p>0.9228178694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00">
            <text:p>3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906962910297429">
            <text:p>0.906962910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70">
            <text:p>27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901448038867164">
            <text:p>0.9014480389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40">
            <text:p>24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897999763005095">
            <text:p>0.89799976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210">
            <text:p>2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894558596990165">
            <text:p>0.89455859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80">
            <text:p>1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886285104870245">
            <text:p>0.8862851049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51">
            <text:p>15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871126910771418">
            <text:p>0.8711269108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121">
            <text:p>12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864922384168741">
            <text:p>0.8649223842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91">
            <text:p>9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858032942291741">
            <text:p>0.8580329423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61">
            <text:p>6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855966346723545">
            <text:p>0.855966346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style-name="ce8" office:value-type="float" office:value="31">
            <text:p>3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85113165066951">
            <text:p>0.8511316507</text:p>
          </table:table-cell>
          <table:table-cell table:style-name="ce8"/>
          <table:table-cell table:number-columns-repeated="1011"/>
        </table:table-row>
        <table:table-row table:style-name="ro2">
          <table:table-cell table:number-columns-repeated="9"/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829773669866098">
            <text:p>0.8297736699</text:p>
          </table:table-cell>
          <table:table-cell table:style-name="ce8"/>
          <table:table-cell table:number-columns-repeated="1011"/>
        </table:table-row>
        <table:table-row table:style-name="ro1" table:number-rows-repeated="363">
          <table:table-cell table:number-columns-repeated="9"/>
          <table:table-cell table:style-name="ce8" table:number-columns-repeated="4"/>
          <table:table-cell table:number-columns-repeated="1011"/>
        </table:table-row>
        <table:table-row table:style-name="ro1" table:number-rows-repeated="10480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M" table:style-name="ta1" table:print="false"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7" table:default-cell-style-name="ce12"/>
        <table:table-column table:style-name="co9" table:default-cell-style-name="ce16"/>
        <table:table-column table:style-name="co12" table:default-cell-style-name="ce1"/>
        <table:table-column table:style-name="co11" table:default-cell-style-name="ce22"/>
        <table:table-column table:style-name="co6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8" table:number-rows-spanned="1">
            <text:p>Best accuracy: 91.73% +/- 2.37% (micro average: 91.73%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9"/>
          <table:table-cell table:style-name="ce5" office:value-type="string">
            <text:p>true 1</text:p>
          </table:table-cell>
          <table:table-cell table:style-name="ce5" office:value-type="string">
            <text:p>true 2</text:p>
          </table:table-cell>
          <table:table-cell table:style-name="ce5" office:value-type="string">
            <text:p>true 3</text:p>
          </table:table-cell>
          <table:table-cell table:style-name="ce5" office:value-type="string">
            <text:p>true 4</text:p>
          </table:table-cell>
          <table:table-cell table:style-name="ce5" office:value-type="string">
            <text:p>class precision</text:p>
          </table:table-cell>
          <table:table-cell table:number-columns-repeated="2"/>
          <table:table-cell table:style-name="ce13" office:value-type="string" table:number-columns-spanned="4" table:number-rows-spanned="1">
            <text:p>Optimizer</text:p>
          </table:table-cell>
          <table:covered-table-cell table:style-name="ce17"/>
          <table:covered-table-cell table:style-name="ce2"/>
          <table:covered-table-cell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1</text:p>
          </table:table-cell>
          <table:table-cell table:style-name="ce6" office:value-type="float" office:value="325">
            <text:p>325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7" office:value-type="percentage" office:value="0.9104">
            <text:p>91.04%</text:p>
          </table:table-cell>
          <table:table-cell table:number-columns-repeated="2"/>
          <table:table-cell table:style-name="ce13" office:value-type="string">
            <text:p>C</text:p>
          </table:table-cell>
          <table:table-cell table:style-name="ce17" office:value-type="string">
            <text:p>Gamma</text:p>
          </table:table-cell>
          <table:table-cell table:style-name="ce2" office:value-type="string">
            <text:p>Kernel</text:p>
          </table:table-cell>
          <table:table-cell table:style-name="ce23" office:value-type="string">
            <text:p>Accuracy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2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370">
            <text:p>370</text:p>
          </table:table-cell>
          <table:table-cell table:number-columns-repeated="2" table:style-name="ce6" office:value-type="float" office:value="0">
            <text:p>0</text:p>
          </table:table-cell>
          <table:table-cell table:style-name="ce7" office:value-type="percentage" office:value="0.8981">
            <text:p>89.81%</text:p>
          </table:table-cell>
          <table:table-cell table:number-columns-repeated="2"/>
          <table:table-cell table:style-name="ce14" office:value-type="float" office:value="100">
            <text:p>100.0</text:p>
          </table:table-cell>
          <table:table-cell table:style-name="ce18" office:value-type="float" office:value="0.001">
            <text:p>0.0010</text:p>
          </table:table-cell>
          <table:table-cell office:value-type="string">
            <text:p>rbf</text:p>
          </table:table-cell>
          <table:table-cell office:value-type="float" office:value="0.917314847730774">
            <text:p>0.9173148477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83">
            <text:p>283</text:p>
          </table:table-cell>
          <table:table-cell table:style-name="ce6" office:value-type="float" office:value="12">
            <text:p>12</text:p>
          </table:table-cell>
          <table:table-cell table:style-name="ce7" office:value-type="percentage" office:value="0.934">
            <text:p>93.40%</text:p>
          </table:table-cell>
          <table:table-cell table:number-columns-repeated="2"/>
          <table:table-cell table:style-name="ce14" office:value-type="float" office:value="10">
            <text:p>10.0</text:p>
          </table:table-cell>
          <table:table-cell table:style-name="ce18" office:value-type="float" office:value="0.01">
            <text:p>0.0100</text:p>
          </table:table-cell>
          <table:table-cell office:value-type="string">
            <text:p>rbf</text:p>
          </table:table-cell>
          <table:table-cell office:value-type="float" office:value="0.913172176798199">
            <text:p>0.9131721768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353">
            <text:p>353</text:p>
          </table:table-cell>
          <table:table-cell table:style-name="ce7" office:value-type="percentage" office:value="0.9314">
            <text:p>93.14%</text:p>
          </table:table-cell>
          <table:table-cell table:number-columns-repeated="2"/>
          <table:table-cell table:style-name="ce14" office:value-type="float" office:value="10">
            <text:p>10.0</text:p>
          </table:table-cell>
          <table:table-cell table:style-name="ce18" office:value-type="float" office:value="0.001">
            <text:p>0.0010</text:p>
          </table:table-cell>
          <table:table-cell office:value-type="string">
            <text:p>rbf</text:p>
          </table:table-cell>
          <table:table-cell office:value-type="float" office:value="0.909038985661808">
            <text:p>0.9090389857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class recall</text:p>
          </table:table-cell>
          <table:table-cell table:style-name="ce7" office:value-type="percentage" office:value="0.8784">
            <text:p>87.84%</text:p>
          </table:table-cell>
          <table:table-cell table:style-name="ce7" office:value-type="percentage" office:value="0.9113">
            <text:p>91.13%</text:p>
          </table:table-cell>
          <table:table-cell table:style-name="ce7" office:value-type="percentage" office:value="0.9129">
            <text:p>91.29%</text:p>
          </table:table-cell>
          <table:table-cell table:style-name="ce7" office:value-type="percentage" office:value="0.9671">
            <text:p>96.71%</text:p>
          </table:table-cell>
          <table:table-cell table:style-name="ce4"/>
          <table:table-cell table:number-columns-repeated="2"/>
          <table:table-cell table:style-name="ce14" office:value-type="float" office:value="1">
            <text:p>1.0</text:p>
          </table:table-cell>
          <table:table-cell table:style-name="ce18" office:value-type="float" office:value="0.01">
            <text:p>0.0100</text:p>
          </table:table-cell>
          <table:table-cell office:value-type="string">
            <text:p>rbf</text:p>
          </table:table-cell>
          <table:table-cell office:value-type="float" office:value="0.906280364972153">
            <text:p>0.9062803650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00">
            <text:p>100.0</text:p>
          </table:table-cell>
          <table:table-cell table:style-name="ce18" office:value-type="float" office:value="0.0001">
            <text:p>0.0001</text:p>
          </table:table-cell>
          <table:table-cell office:value-type="string">
            <text:p>rbf</text:p>
          </table:table-cell>
          <table:table-cell office:value-type="float" office:value="0.899383813248015">
            <text:p>0.899383813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" office:value-type="float" office:value="0.1">
            <text:p>0.1</text:p>
          </table:table-cell>
          <table:table-cell table:style-name="ce19" office:value-type="string">
            <text:p>-</text:p>
          </table:table-cell>
          <table:table-cell office:value-type="string">
            <text:p>poly</text:p>
          </table:table-cell>
          <table:table-cell table:style-name="ce1" office:value-type="float" office:value="0.893866571868705">
            <text:p>0.893866571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00">
            <text:p>100.0</text:p>
          </table:table-cell>
          <table:table-cell table:style-name="ce18" office:value-type="float" office:value="0.01">
            <text:p>0.0100</text:p>
          </table:table-cell>
          <table:table-cell office:value-type="string">
            <text:p>rbf</text:p>
          </table:table-cell>
          <table:table-cell office:value-type="float" office:value="0.891792866453371">
            <text:p>0.891792866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">
            <text:p>1.0</text:p>
          </table:table-cell>
          <table:table-cell table:style-name="ce19" office:value-type="string">
            <text:p>-</text:p>
          </table:table-cell>
          <table:table-cell office:value-type="string">
            <text:p>poly</text:p>
          </table:table-cell>
          <table:table-cell table:style-name="ce1" office:value-type="float" office:value="0.88972390093613">
            <text:p>0.88972390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" office:value-type="float" office:value="100">
            <text:p>100</text:p>
          </table:table-cell>
          <table:table-cell table:style-name="ce19" office:value-type="string">
            <text:p>-</text:p>
          </table:table-cell>
          <table:table-cell office:value-type="string">
            <text:p>poly</text:p>
          </table:table-cell>
          <table:table-cell table:style-name="ce1" office:value-type="float" office:value="0.889038985661808">
            <text:p>0.8890389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" office:value-type="float" office:value="10">
            <text:p>10</text:p>
          </table:table-cell>
          <table:table-cell table:style-name="ce19" office:value-type="string">
            <text:p>-</text:p>
          </table:table-cell>
          <table:table-cell office:value-type="string">
            <text:p>poly</text:p>
          </table:table-cell>
          <table:table-cell table:style-name="ce1" office:value-type="float" office:value="0.888346960540348">
            <text:p>0.88834696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">
            <text:p>1.0</text:p>
          </table:table-cell>
          <table:table-cell table:style-name="ce18" office:value-type="float" office:value="0.001">
            <text:p>0.0010</text:p>
          </table:table-cell>
          <table:table-cell office:value-type="string">
            <text:p>rbf</text:p>
          </table:table-cell>
          <table:table-cell office:value-type="float" office:value="0.884908164474464">
            <text:p>0.88490816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0">
            <text:p>10.0</text:p>
          </table:table-cell>
          <table:table-cell table:style-name="ce20" office:value-type="string">
            <text:p>-</text:p>
          </table:table-cell>
          <table:table-cell office:value-type="string">
            <text:p>linear</text:p>
          </table:table-cell>
          <table:table-cell office:value-type="float" office:value="0.873876051664889">
            <text:p>0.873876051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00">
            <text:p>100.0</text:p>
          </table:table-cell>
          <table:table-cell table:style-name="ce20" office:value-type="string">
            <text:p>-</text:p>
          </table:table-cell>
          <table:table-cell office:value-type="string">
            <text:p>linear</text:p>
          </table:table-cell>
          <table:table-cell office:value-type="float" office:value="0.871804716198602">
            <text:p>0.871804716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">
            <text:p>1.0</text:p>
          </table:table-cell>
          <table:table-cell table:style-name="ce20" office:value-type="string">
            <text:p>-</text:p>
          </table:table-cell>
          <table:table-cell office:value-type="string">
            <text:p>linear</text:p>
          </table:table-cell>
          <table:table-cell office:value-type="float" office:value="0.861462258561441">
            <text:p>0.86146225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0.1">
            <text:p>0.1</text:p>
          </table:table-cell>
          <table:table-cell table:style-name="ce20" office:value-type="string">
            <text:p>-</text:p>
          </table:table-cell>
          <table:table-cell office:value-type="string">
            <text:p>linear</text:p>
          </table:table-cell>
          <table:table-cell office:value-type="float" office:value="0.858035312240787">
            <text:p>0.858035312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0">
            <text:p>10.0</text:p>
          </table:table-cell>
          <table:table-cell table:style-name="ce18" office:value-type="float" office:value="0.0001">
            <text:p>0.0001</text:p>
          </table:table-cell>
          <table:table-cell office:value-type="string">
            <text:p>rbf</text:p>
          </table:table-cell>
          <table:table-cell office:value-type="float" office:value="0.858025832444602">
            <text:p>0.858025832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0.1">
            <text:p>0.1</text:p>
          </table:table-cell>
          <table:table-cell table:style-name="ce18" office:value-type="float" office:value="0.01">
            <text:p>0.0100</text:p>
          </table:table-cell>
          <table:table-cell office:value-type="string">
            <text:p>rbf</text:p>
          </table:table-cell>
          <table:table-cell office:value-type="float" office:value="0.831833155587155">
            <text:p>0.8318331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0.1">
            <text:p>0.1</text:p>
          </table:table-cell>
          <table:table-cell table:style-name="ce18" office:value-type="float" office:value="0.001">
            <text:p>0.0010</text:p>
          </table:table-cell>
          <table:table-cell office:value-type="string">
            <text:p>rbf</text:p>
          </table:table-cell>
          <table:table-cell office:value-type="float" office:value="0.822180353122408">
            <text:p>0.822180353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">
            <text:p>1.0</text:p>
          </table:table-cell>
          <table:table-cell table:style-name="ce18" office:value-type="float" office:value="0.0001">
            <text:p>0.0001</text:p>
          </table:table-cell>
          <table:table-cell office:value-type="string">
            <text:p>rbf</text:p>
          </table:table-cell>
          <table:table-cell office:value-type="float" office:value="0.79048228463088">
            <text:p>0.79048228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">
            <text:p>1.0</text:p>
          </table:table-cell>
          <table:table-cell table:style-name="ce18" office:value-type="float" office:value="0.1">
            <text:p>0.1000</text:p>
          </table:table-cell>
          <table:table-cell office:value-type="string">
            <text:p>rbf</text:p>
          </table:table-cell>
          <table:table-cell office:value-type="float" office:value="0.789124303827468">
            <text:p>0.789124303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0">
            <text:p>10.0</text:p>
          </table:table-cell>
          <table:table-cell table:style-name="ce18" office:value-type="float" office:value="0.1">
            <text:p>0.1000</text:p>
          </table:table-cell>
          <table:table-cell office:value-type="string">
            <text:p>rbf</text:p>
          </table:table-cell>
          <table:table-cell office:value-type="float" office:value="0.785685507761583">
            <text:p>0.785685507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00">
            <text:p>100.0</text:p>
          </table:table-cell>
          <table:table-cell table:style-name="ce18" office:value-type="float" office:value="0.1">
            <text:p>0.1000</text:p>
          </table:table-cell>
          <table:table-cell office:value-type="string">
            <text:p>rbf</text:p>
          </table:table-cell>
          <table:table-cell office:value-type="float" office:value="0.783616542244342">
            <text:p>0.783616542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0.1">
            <text:p>0.1</text:p>
          </table:table-cell>
          <table:table-cell table:style-name="ce18" office:value-type="float" office:value="0.0001">
            <text:p>0.0001</text:p>
          </table:table-cell>
          <table:table-cell office:value-type="string">
            <text:p>rbf</text:p>
          </table:table-cell>
          <table:table-cell office:value-type="float" office:value="0.636101433819173">
            <text:p>0.636101433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0">
            <text:p>10.0</text:p>
          </table:table-cell>
          <table:table-cell table:style-name="ce18" office:value-type="float" office:value="1">
            <text:p>1.0000</text:p>
          </table:table-cell>
          <table:table-cell office:value-type="string">
            <text:p>rbf</text:p>
          </table:table-cell>
          <table:table-cell office:value-type="float" office:value="0.320466879962081">
            <text:p>0.3204668800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00">
            <text:p>100.0</text:p>
          </table:table-cell>
          <table:table-cell table:style-name="ce18" office:value-type="float" office:value="1">
            <text:p>1.0000</text:p>
          </table:table-cell>
          <table:table-cell office:value-type="string">
            <text:p>rbf</text:p>
          </table:table-cell>
          <table:table-cell office:value-type="float" office:value="0.320466879962081">
            <text:p>0.3204668800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">
            <text:p>1.0</text:p>
          </table:table-cell>
          <table:table-cell table:style-name="ce18" office:value-type="float" office:value="1">
            <text:p>1.0000</text:p>
          </table:table-cell>
          <table:table-cell office:value-type="string">
            <text:p>rbf</text:p>
          </table:table-cell>
          <table:table-cell office:value-type="float" office:value="0.303239720346013">
            <text:p>0.303239720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0.1">
            <text:p>0.1</text:p>
          </table:table-cell>
          <table:table-cell table:style-name="ce18" office:value-type="float" office:value="0.1">
            <text:p>0.1000</text:p>
          </table:table-cell>
          <table:table-cell office:value-type="string">
            <text:p>rbf</text:p>
          </table:table-cell>
          <table:table-cell office:value-type="float" office:value="0.283943595212703">
            <text:p>0.28394359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0">
            <text:p>10.0</text:p>
          </table:table-cell>
          <table:table-cell table:style-name="ce18" office:value-type="float" office:value="10">
            <text:p>10.0000</text:p>
          </table:table-cell>
          <table:table-cell office:value-type="string">
            <text:p>rbf</text:p>
          </table:table-cell>
          <table:table-cell office:value-type="float" office:value="0.281187344472094">
            <text:p>0.28118734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00">
            <text:p>100.0</text:p>
          </table:table-cell>
          <table:table-cell table:style-name="ce18" office:value-type="float" office:value="10">
            <text:p>10.0000</text:p>
          </table:table-cell>
          <table:table-cell office:value-type="string">
            <text:p>rbf</text:p>
          </table:table-cell>
          <table:table-cell office:value-type="float" office:value="0.281187344472094">
            <text:p>0.28118734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0">
            <text:p>10.0</text:p>
          </table:table-cell>
          <table:table-cell table:style-name="ce20" office:value-type="string">
            <text:p>-</text:p>
          </table:table-cell>
          <table:table-cell office:value-type="string">
            <text:p>sigmoid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00">
            <text:p>100.0</text:p>
          </table:table-cell>
          <table:table-cell table:style-name="ce20" office:value-type="string">
            <text:p>-</text:p>
          </table:table-cell>
          <table:table-cell office:value-type="string">
            <text:p>sigmoid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0.1">
            <text:p>0.1</text:p>
          </table:table-cell>
          <table:table-cell table:style-name="ce18" office:value-type="float" office:value="1">
            <text:p>1.0000</text:p>
          </table:table-cell>
          <table:table-cell office:value-type="string">
            <text:p>rbf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">
            <text:p>1.0</text:p>
          </table:table-cell>
          <table:table-cell table:style-name="ce18" office:value-type="float" office:value="10">
            <text:p>10.0000</text:p>
          </table:table-cell>
          <table:table-cell office:value-type="string">
            <text:p>rbf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0.1">
            <text:p>0.1</text:p>
          </table:table-cell>
          <table:table-cell table:style-name="ce20" office:value-type="string">
            <text:p>-</text:p>
          </table:table-cell>
          <table:table-cell office:value-type="string">
            <text:p>sigmoid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1">
            <text:p>1.0</text:p>
          </table:table-cell>
          <table:table-cell table:style-name="ce20" office:value-type="string">
            <text:p>-</text:p>
          </table:table-cell>
          <table:table-cell office:value-type="string">
            <text:p>sigmoid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4" office:value-type="float" office:value="0.1">
            <text:p>0.1</text:p>
          </table:table-cell>
          <table:table-cell table:style-name="ce18" office:value-type="float" office:value="10">
            <text:p>10.0000</text:p>
          </table:table-cell>
          <table:table-cell office:value-type="string">
            <text:p>rbf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ce15"/>
          <table:table-cell table:style-name="ce21"/>
          <table:table-cell table:style-name="ce8"/>
          <table:table-cell table:style-name="ce24"/>
          <table:table-cell table:number-columns-repeated="1011"/>
        </table:table-row>
        <table:table-row table:style-name="ro1" table:number-rows-repeated="4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1" table:number-rows-repeated="406">
          <table:table-cell table:number-columns-repeated="9"/>
          <table:table-cell table:style-name="ce15"/>
          <table:table-cell table:style-name="ce21"/>
          <table:table-cell table:style-name="ce8"/>
          <table:table-cell table:style-name="ce24"/>
          <table:table-cell table:number-columns-repeated="1011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LP" table:style-name="ta1" table:print="false"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7" table:default-cell-style-name="ce18"/>
        <table:table-column table:style-name="co9" table:default-cell-style-name="ce16"/>
        <table:table-column table:style-name="co12" table:default-cell-style-name="ce14"/>
        <table:table-column table:style-name="co11" table:default-cell-style-name="ce22"/>
        <table:table-column table:style-name="co6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8" table:number-rows-spanned="1">
            <text:p>Best accuracy: 92.08% +/- 1.92% (micro average: 92.07%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9"/>
          <table:table-cell table:style-name="ce5" office:value-type="string">
            <text:p>true 1</text:p>
          </table:table-cell>
          <table:table-cell table:style-name="ce5" office:value-type="string">
            <text:p>true 2</text:p>
          </table:table-cell>
          <table:table-cell table:style-name="ce5" office:value-type="string">
            <text:p>true 3</text:p>
          </table:table-cell>
          <table:table-cell table:style-name="ce5" office:value-type="string">
            <text:p>true 4</text:p>
          </table:table-cell>
          <table:table-cell table:style-name="ce5" office:value-type="string">
            <text:p>class precision</text:p>
          </table:table-cell>
          <table:table-cell table:number-columns-repeated="2"/>
          <table:table-cell table:style-name="ce25" office:value-type="string" table:number-columns-spanned="4" table:number-rows-spanned="1">
            <text:p>Optimizer</text:p>
          </table:table-cell>
          <table:covered-table-cell table:style-name="ce17"/>
          <table:covered-table-cell table:style-name="ce25"/>
          <table:covered-table-cell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1</text:p>
          </table:table-cell>
          <table:table-cell table:style-name="ce6" office:value-type="float" office:value="327">
            <text:p>327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7" office:value-type="percentage" office:value="0.929">
            <text:p>92.90%</text:p>
          </table:table-cell>
          <table:table-cell table:number-columns-repeated="2"/>
          <table:table-cell table:style-name="ce26" office:value-type="string">
            <text:p>Learning Rate</text:p>
          </table:table-cell>
          <table:table-cell table:style-name="ce17" office:value-type="string">
            <text:p>Momentum</text:p>
          </table:table-cell>
          <table:table-cell table:style-name="ce25" office:value-type="string">
            <text:p>Epochs</text:p>
          </table:table-cell>
          <table:table-cell table:style-name="ce23" office:value-type="string">
            <text:p>Accuracy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2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378">
            <text:p>37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8915">
            <text:p>89.15%</text:p>
          </table:table-cell>
          <table:table-cell table:number-columns-repeated="2"/>
          <table:table-cell office:value-type="float" office:value="0.1">
            <text:p>0.1000</text:p>
          </table:table-cell>
          <table:table-cell table:style-name="ce1" office:value-type="float" office:value="0.6">
            <text:p>0.6</text:p>
          </table:table-cell>
          <table:table-cell office:value-type="float" office:value="500">
            <text:p>500.0</text:p>
          </table:table-cell>
          <table:table-cell office:value-type="float" office:value="0.920751273847612">
            <text:p>0.9207512738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77">
            <text:p>277</text:p>
          </table:table-cell>
          <table:table-cell table:style-name="ce6" office:value-type="float" office:value="10">
            <text:p>10</text:p>
          </table:table-cell>
          <table:table-cell table:style-name="ce7" office:value-type="percentage" office:value="0.9422">
            <text:p>94.22%</text:p>
          </table:table-cell>
          <table:table-cell table:number-columns-repeated="2"/>
          <table:table-cell office:value-type="float" office:value="0.1">
            <text:p>0.1000</text:p>
          </table:table-cell>
          <table:table-cell table:style-name="ce1" office:value-type="float" office:value="0.7">
            <text:p>0.7</text:p>
          </table:table-cell>
          <table:table-cell office:value-type="float" office:value="500">
            <text:p>500.0</text:p>
          </table:table-cell>
          <table:table-cell office:value-type="float" office:value="0.919369593553739">
            <text:p>0.9193695936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4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54">
            <text:p>354</text:p>
          </table:table-cell>
          <table:table-cell table:style-name="ce7" office:value-type="percentage" office:value="0.9291">
            <text:p>92.91%</text:p>
          </table:table-cell>
          <table:table-cell table:number-columns-repeated="2"/>
          <table:table-cell office:value-type="float" office:value="0.01">
            <text:p>0.0100</text:p>
          </table:table-cell>
          <table:table-cell table:style-name="ce1" office:value-type="float" office:value="0.9">
            <text:p>0.9</text:p>
          </table:table-cell>
          <table:table-cell office:value-type="float" office:value="500">
            <text:p>500.0</text:p>
          </table:table-cell>
          <table:table-cell office:value-type="float" office:value="0.915926057589762">
            <text:p>0.9159260576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class recall</text:p>
          </table:table-cell>
          <table:table-cell table:style-name="ce7" office:value-type="percentage" office:value="0.8838">
            <text:p>88.38%</text:p>
          </table:table-cell>
          <table:table-cell table:style-name="ce7" office:value-type="percentage" office:value="0.931">
            <text:p>93.10%</text:p>
          </table:table-cell>
          <table:table-cell table:style-name="ce7" office:value-type="percentage" office:value="0.8935">
            <text:p>89.35%</text:p>
          </table:table-cell>
          <table:table-cell table:style-name="ce7" office:value-type="percentage" office:value="0.9699">
            <text:p>96.99%</text:p>
          </table:table-cell>
          <table:table-cell table:style-name="ce4"/>
          <table:table-cell table:number-columns-repeated="2"/>
          <table:table-cell office:value-type="float" office:value="0.1">
            <text:p>0.1000</text:p>
          </table:table-cell>
          <table:table-cell table:style-name="ce1" office:value-type="float" office:value="0.7">
            <text:p>0.7</text:p>
          </table:table-cell>
          <table:table-cell office:value-type="float" office:value="300">
            <text:p>300.0</text:p>
          </table:table-cell>
          <table:table-cell office:value-type="float" office:value="0.913854722123474">
            <text:p>0.9138547221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">
            <text:p>0.1000</text:p>
          </table:table-cell>
          <table:table-cell table:style-name="ce1" office:value-type="float" office:value="0.8">
            <text:p>0.8</text:p>
          </table:table-cell>
          <table:table-cell office:value-type="float" office:value="100">
            <text:p>100.0</text:p>
          </table:table-cell>
          <table:table-cell office:value-type="float" office:value="0.911091361535727">
            <text:p>0.911091361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">
            <text:p>0.1000</text:p>
          </table:table-cell>
          <table:table-cell table:style-name="ce1" office:value-type="float" office:value="0.7">
            <text:p>0.7</text:p>
          </table:table-cell>
          <table:table-cell office:value-type="float" office:value="100">
            <text:p>100.0</text:p>
          </table:table-cell>
          <table:table-cell office:value-type="float" office:value="0.906277995023107">
            <text:p>0.9062779950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9">
            <text:p>0.9</text:p>
          </table:table-cell>
          <table:table-cell office:value-type="float" office:value="300">
            <text:p>300.0</text:p>
          </table:table-cell>
          <table:table-cell office:value-type="float" office:value="0.906266145277877">
            <text:p>0.9062661453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">
            <text:p>0.1000</text:p>
          </table:table-cell>
          <table:table-cell table:style-name="ce1" office:value-type="float" office:value="0.9">
            <text:p>0.9</text:p>
          </table:table-cell>
          <table:table-cell office:value-type="float" office:value="100">
            <text:p>100.0</text:p>
          </table:table-cell>
          <table:table-cell office:value-type="float" office:value="0.904201919658727">
            <text:p>0.9042019197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">
            <text:p>0.1000</text:p>
          </table:table-cell>
          <table:table-cell table:style-name="ce1" office:value-type="float" office:value="0.6">
            <text:p>0.6</text:p>
          </table:table-cell>
          <table:table-cell office:value-type="float" office:value="300">
            <text:p>300.0</text:p>
          </table:table-cell>
          <table:table-cell office:value-type="float" office:value="0.901448038867164">
            <text:p>0.9014480389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">
            <text:p>0.1000</text:p>
          </table:table-cell>
          <table:table-cell table:style-name="ce1" office:value-type="float" office:value="0.6">
            <text:p>0.6</text:p>
          </table:table-cell>
          <table:table-cell office:value-type="float" office:value="100">
            <text:p>100.0</text:p>
          </table:table-cell>
          <table:table-cell office:value-type="float" office:value="0.900756013745704">
            <text:p>0.9007560137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">
            <text:p>0.1000</text:p>
          </table:table-cell>
          <table:table-cell table:style-name="ce1" office:value-type="float" office:value="0.9">
            <text:p>0.9</text:p>
          </table:table-cell>
          <table:table-cell office:value-type="float" office:value="300">
            <text:p>300.0</text:p>
          </table:table-cell>
          <table:table-cell office:value-type="float" office:value="0.900073468420429">
            <text:p>0.900073468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">
            <text:p>0.1000</text:p>
          </table:table-cell>
          <table:table-cell table:style-name="ce1" office:value-type="float" office:value="0.8">
            <text:p>0.8</text:p>
          </table:table-cell>
          <table:table-cell office:value-type="float" office:value="500">
            <text:p>500.0</text:p>
          </table:table-cell>
          <table:table-cell office:value-type="float" office:value="0.897314847730774">
            <text:p>0.8973148477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">
            <text:p>0.1000</text:p>
          </table:table-cell>
          <table:table-cell table:style-name="ce1" office:value-type="float" office:value="0.8">
            <text:p>0.8</text:p>
          </table:table-cell>
          <table:table-cell office:value-type="float" office:value="300">
            <text:p>300.0</text:p>
          </table:table-cell>
          <table:table-cell office:value-type="float" office:value="0.896653631946913">
            <text:p>0.8966536319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">
            <text:p>0.1000</text:p>
          </table:table-cell>
          <table:table-cell table:style-name="ce1" office:value-type="float" office:value="0.9">
            <text:p>0.9</text:p>
          </table:table-cell>
          <table:table-cell office:value-type="float" office:value="500">
            <text:p>500.0</text:p>
          </table:table-cell>
          <table:table-cell office:value-type="float" office:value="0.896627562507406">
            <text:p>0.89662756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7">
            <text:p>0.7</text:p>
          </table:table-cell>
          <table:table-cell office:value-type="float" office:value="500">
            <text:p>500.0</text:p>
          </table:table-cell>
          <table:table-cell office:value-type="float" office:value="0.894553857092073">
            <text:p>0.8945538571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8">
            <text:p>0.8</text:p>
          </table:table-cell>
          <table:table-cell office:value-type="float" office:value="500">
            <text:p>500.0</text:p>
          </table:table-cell>
          <table:table-cell office:value-type="float" office:value="0.891103211280957">
            <text:p>0.8911032113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8">
            <text:p>0.8</text:p>
          </table:table-cell>
          <table:table-cell office:value-type="float" office:value="300">
            <text:p>300.0</text:p>
          </table:table-cell>
          <table:table-cell office:value-type="float" office:value="0.886289844768337">
            <text:p>0.886289844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6">
            <text:p>0.6</text:p>
          </table:table-cell>
          <table:table-cell office:value-type="float" office:value="500">
            <text:p>500.0</text:p>
          </table:table-cell>
          <table:table-cell office:value-type="float" office:value="0.880777343287119">
            <text:p>0.8807773433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9">
            <text:p>0.9</text:p>
          </table:table-cell>
          <table:table-cell office:value-type="float" office:value="100">
            <text:p>100.0</text:p>
          </table:table-cell>
          <table:table-cell office:value-type="float" office:value="0.878025832444602">
            <text:p>0.878025832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7">
            <text:p>0.7</text:p>
          </table:table-cell>
          <table:table-cell office:value-type="float" office:value="300">
            <text:p>300.0</text:p>
          </table:table-cell>
          <table:table-cell office:value-type="float" office:value="0.87802109254651">
            <text:p>0.87802109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6">
            <text:p>0.6</text:p>
          </table:table-cell>
          <table:table-cell office:value-type="float" office:value="300">
            <text:p>300.0</text:p>
          </table:table-cell>
          <table:table-cell office:value-type="float" office:value="0.871818935892878">
            <text:p>0.8718189359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8">
            <text:p>0.8</text:p>
          </table:table-cell>
          <table:table-cell office:value-type="float" office:value="100">
            <text:p>100.0</text:p>
          </table:table-cell>
          <table:table-cell office:value-type="float" office:value="0.86769048465458">
            <text:p>0.8676904847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9">
            <text:p>0.9</text:p>
          </table:table-cell>
          <table:table-cell office:value-type="float" office:value="500">
            <text:p>500.0</text:p>
          </table:table-cell>
          <table:table-cell office:value-type="float" office:value="0.864242208792511">
            <text:p>0.864242208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9">
            <text:p>0.9</text:p>
          </table:table-cell>
          <table:table-cell office:value-type="float" office:value="300">
            <text:p>300.0</text:p>
          </table:table-cell>
          <table:table-cell office:value-type="float" office:value="0.86148121815381">
            <text:p>0.8614812182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7">
            <text:p>0.7</text:p>
          </table:table-cell>
          <table:table-cell office:value-type="float" office:value="500">
            <text:p>500.0</text:p>
          </table:table-cell>
          <table:table-cell office:value-type="float" office:value="0.860791562981396">
            <text:p>0.8607915630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7">
            <text:p>0.7</text:p>
          </table:table-cell>
          <table:table-cell office:value-type="float" office:value="300">
            <text:p>300.0</text:p>
          </table:table-cell>
          <table:table-cell office:value-type="float" office:value="0.860106647707074">
            <text:p>0.8601066477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6">
            <text:p>0.6</text:p>
          </table:table-cell>
          <table:table-cell office:value-type="float" office:value="500">
            <text:p>500.0</text:p>
          </table:table-cell>
          <table:table-cell office:value-type="float" office:value="0.859414622585615">
            <text:p>0.8594146226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7">
            <text:p>0.7</text:p>
          </table:table-cell>
          <table:table-cell office:value-type="float" office:value="100">
            <text:p>100.0</text:p>
          </table:table-cell>
          <table:table-cell office:value-type="float" office:value="0.859412252636568">
            <text:p>0.8594122526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9">
            <text:p>0.9</text:p>
          </table:table-cell>
          <table:table-cell office:value-type="float" office:value="100">
            <text:p>100.0</text:p>
          </table:table-cell>
          <table:table-cell office:value-type="float" office:value="0.858727337362247">
            <text:p>0.858727337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8">
            <text:p>0.8</text:p>
          </table:table-cell>
          <table:table-cell office:value-type="float" office:value="300">
            <text:p>300.0</text:p>
          </table:table-cell>
          <table:table-cell office:value-type="float" office:value="0.858724967413201">
            <text:p>0.858724967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8">
            <text:p>0.8</text:p>
          </table:table-cell>
          <table:table-cell office:value-type="float" office:value="500">
            <text:p>500.0</text:p>
          </table:table-cell>
          <table:table-cell office:value-type="float" office:value="0.858722597464154">
            <text:p>0.858722597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6">
            <text:p>0.6</text:p>
          </table:table-cell>
          <table:table-cell office:value-type="float" office:value="100">
            <text:p>100.0</text:p>
          </table:table-cell>
          <table:table-cell office:value-type="float" office:value="0.856653631946913">
            <text:p>0.8566536319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6">
            <text:p>0.6</text:p>
          </table:table-cell>
          <table:table-cell office:value-type="float" office:value="300">
            <text:p>300.0</text:p>
          </table:table-cell>
          <table:table-cell office:value-type="float" office:value="0.851150610261879">
            <text:p>0.8511506103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8">
            <text:p>0.8</text:p>
          </table:table-cell>
          <table:table-cell office:value-type="float" office:value="100">
            <text:p>100.0</text:p>
          </table:table-cell>
          <table:table-cell office:value-type="float" office:value="0.844957933404432">
            <text:p>0.844957933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9">
            <text:p>0.9</text:p>
          </table:table-cell>
          <table:table-cell office:value-type="float" office:value="500">
            <text:p>500.0</text:p>
          </table:table-cell>
          <table:table-cell office:value-type="float" office:value="0.840827112217087">
            <text:p>0.8408271122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7">
            <text:p>0.7</text:p>
          </table:table-cell>
          <table:table-cell office:value-type="float" office:value="100">
            <text:p>100.0</text:p>
          </table:table-cell>
          <table:table-cell office:value-type="float" office:value="0.761542836829008">
            <text:p>0.761542836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9">
            <text:p>0.9</text:p>
          </table:table-cell>
          <table:table-cell office:value-type="float" office:value="300">
            <text:p>300.0</text:p>
          </table:table-cell>
          <table:table-cell office:value-type="float" office:value="0.681580756013746">
            <text:p>0.6815807560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6">
            <text:p>0.6</text:p>
          </table:table-cell>
          <table:table-cell office:value-type="float" office:value="100">
            <text:p>100.0</text:p>
          </table:table-cell>
          <table:table-cell office:value-type="float" office:value="0.591359165777936">
            <text:p>0.591359165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8">
            <text:p>0.8</text:p>
          </table:table-cell>
          <table:table-cell office:value-type="float" office:value="500">
            <text:p>500.0</text:p>
          </table:table-cell>
          <table:table-cell office:value-type="float" office:value="0.532039341154165">
            <text:p>0.5320393412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8">
            <text:p>0.8</text:p>
          </table:table-cell>
          <table:table-cell office:value-type="float" office:value="300">
            <text:p>300.0</text:p>
          </table:table-cell>
          <table:table-cell office:value-type="float" office:value="0.527221234743453">
            <text:p>0.5272212347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7">
            <text:p>0.7</text:p>
          </table:table-cell>
          <table:table-cell office:value-type="float" office:value="500">
            <text:p>500.0</text:p>
          </table:table-cell>
          <table:table-cell office:value-type="float" office:value="0.527221234743453">
            <text:p>0.5272212347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6">
            <text:p>0.6</text:p>
          </table:table-cell>
          <table:table-cell office:value-type="float" office:value="500">
            <text:p>500.0</text:p>
          </table:table-cell>
          <table:table-cell office:value-type="float" office:value="0.448083896196232">
            <text:p>0.4480838962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7">
            <text:p>0.7</text:p>
          </table:table-cell>
          <table:table-cell office:value-type="float" office:value="300">
            <text:p>300.0</text:p>
          </table:table-cell>
          <table:table-cell office:value-type="float" office:value="0.343945965161749">
            <text:p>0.3439459652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6">
            <text:p>0.6</text:p>
          </table:table-cell>
          <table:table-cell office:value-type="float" office:value="100">
            <text:p>100.0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9">
            <text:p>0.9</text:p>
          </table:table-cell>
          <table:table-cell office:value-type="float" office:value="100">
            <text:p>100.0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7">
            <text:p>0.7</text:p>
          </table:table-cell>
          <table:table-cell office:value-type="float" office:value="100">
            <text:p>100.0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8">
            <text:p>0.8</text:p>
          </table:table-cell>
          <table:table-cell office:value-type="float" office:value="100">
            <text:p>100.0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6">
            <text:p>0.6</text:p>
          </table:table-cell>
          <table:table-cell office:value-type="float" office:value="300">
            <text:p>300.0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1" table:number-rows-repeated="24">
          <table:table-cell table:number-columns-repeated="10"/>
          <table:table-cell table:style-name="ce18"/>
          <table:table-cell table:number-columns-repeated="1013"/>
        </table:table-row>
        <table:table-row table:style-name="ro1" table:number-rows-repeated="412">
          <table:table-cell table:number-columns-repeated="9"/>
          <table:table-cell table:style-name="ce27"/>
          <table:table-cell table:style-name="ce21"/>
          <table:table-cell table:style-name="ce28"/>
          <table:table-cell table:style-name="ce24"/>
          <table:table-cell table:number-columns-repeated="1011"/>
        </table:table-row>
        <table:table-row table:style-name="ro1" table:number-rows-repeated="104808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ì</number:text>
    </number:number-style>
    <number:number-style style:name="N136P1" style:volatile="true">
      <number:text>Sì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Vero</number:text>
    </number:number-style>
    <number:number-style style:name="N138P1" style:volatile="true">
      <number:text>V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Attivo</number:text>
    </number:number-style>
    <number:number-style style:name="N140P1" style:volatile="true">
      <number:text>Attivo</number:text>
    </number:number-style>
    <number:number-style style:name="N140">
      <number:text>Inattivo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42P0"/>
    </number:currency-style>
    <number:number-style style:name="N143">
      <number:number number:decimal-places="0" number:min-integer-digits="5"/>
    </number:number-style>
    <number:number-style style:name="N144P0" style:volatile="true">
      <number:number number:decimal-places="0" number:min-integer-digits="1"/>
    </number:number-style>
    <number:number-style style:name="N144">
      <style:text-properties fo:color="#ff0000"/>
      <number:number number:decimal-places="0" number:min-integer-digits="1"/>
      <style:map style:condition="value()&gt;=0" style:apply-style-name="N144P0"/>
    </number:number-style>
    <number:number-style style:name="N145">
      <number:number number:decimal-places="4" number:min-integer-digits="1"/>
    </number:number-style>
    <number:number-style style:name="N146">
      <number:number number:decimal-places="1" number:min-integer-digits="1"/>
    </number:number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number:number-style style:name="N16116" number:language="en" number:country="US">
      <number:number number:decimal-places="1" number:min-integer-digits="1"/>
    </number:number-style>
    <number:number-style style:name="N16117" number:language="en" number:country="US">
      <number:number number:decimal-places="4" number:min-integer-digits="1"/>
    </number:number-style>
    <number:number-style style:name="N16118" number:language="en" number:country="US">
      <number:number number:decimal-places="10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0">10/12/2021</text:date>, <text:time>16.41.4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1_20_1" style:display-name="PageStyle_Foglio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1_20_2" style:display-name="PageStyle_Foglio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glio1_20_3" style:display-name="PageStyle_Foglio1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glio1_20_4" style:display-name="PageStyle_Foglio1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glio1_20_5" style:display-name="PageStyle_Foglio1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glio1_20_6" style:display-name="PageStyle_Foglio1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glio1_20_7" style:display-name="PageStyle_Foglio1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glio1_20_8" style:display-name="PageStyle_Foglio1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glio1_20_9" style:display-name="PageStyle_Foglio1 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0T16:26:02.27</meta:creation-date>
    <meta:generator>OpenOffice/4.1.4$Win32 OpenOffice.org_project/414m5$Build-9788</meta:generator>
    <dc:date>2021-12-10T16:41:45.62</dc:date>
    <meta:editing-duration>PT13H22M35S</meta:editing-duration>
    <meta:editing-cycles>25</meta:editing-cycles>
    <meta:document-statistic meta:table-count="6" meta:cell-count="4125" meta:object-count="0"/>
  </office:meta>
</office:document-meta>
</file>